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41D000001DBB2D187B6D6CE553B.png" manifest:media-type="image/png"/>
  <manifest:file-entry manifest:full-path="Pictures/10000001000001090000006FEE3F5005EF3E946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ystem" style:font-pitch="variable"/>
    <style:font-face style:name="Droid Sans Fallback3" svg:font-family="'Droid Sans Fallback'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FreeSans4" svg:font-family="FreeSan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pitch="fixed"/>
    <style:font-face style:name="Liberation Mono2" svg:font-family="'Liberation Mono'" style:font-pitch="variable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Mono5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family-generic="swiss" style:font-pitch="variable"/>
    <style:font-face style:name="Liberation Sans5" svg:font-family="'Liberation Sans'" style:font-pitch="variable"/>
    <style:font-face style:name="Liberation Sans6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adornments="Regular" style:font-family-generic="roman"/>
    <style:font-face style:name="Liberation Serif6" svg:font-family="'Liberation Serif'" style:font-family-generic="roman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Gradient_20_6" draw:textarea-horizontal-align="justify" draw:textarea-vertical-align="middle" draw:auto-grow-height="false" fo:min-height="4.75cm" fo:min-width="14.276cm"/>
    </style:style>
    <style:style style:name="gr4" style:family="graphic" style:parent-style-name="standard">
      <style:graphic-properties draw:stroke="none" draw:fill="gradient" draw:fill-gradient-name="wraparound_20_line" draw:textarea-horizontal-align="justify" draw:textarea-vertical-align="middle" draw:auto-grow-height="false" fo:min-height="4.75cm" fo:min-width="6.83cm"/>
    </style:style>
    <style:style style:name="gr5" style:family="graphic" style:parent-style-name="objectwithoutfill">
      <style:graphic-properties svg:stroke-width="0.05cm" draw:marker-start-width="0.355cm" draw:marker-end="Arrow_20_concave" draw:marker-end-width="0.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75cm" draw:marker-end-width="0.375cm" draw:fill-color="#ffffff" draw:textarea-horizontal-align="justify" draw:textarea-vertical-align="middle" draw:auto-grow-height="false" fo:min-height="0.408cm" fo:min-width="0.158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draw:stroke="dash" draw:stroke-dash="Long_20_dashed" draw:marker-end="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 fo:min-height="0.947cm" fo:min-width="2.046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96cm"/>
      <style:paragraph-properties style:writing-mode="lr-tb"/>
    </style:style>
    <style:style style:name="gr11" style:family="graphic" style:parent-style-name="standard">
      <style:graphic-properties draw:stroke="none" draw:fill="solid" draw:fill-color="#f0e6ff" draw:textarea-vertical-align="middle" draw:auto-grow-height="false" fo:min-height="9.75cm" fo:min-width="9.5cm"/>
    </style:style>
    <style:style style:name="gr12" style:family="graphic" style:parent-style-name="standard">
      <style:graphic-properties draw:stroke="none" draw:fill="solid" draw:fill-color="#ffe1ff" draw:textarea-vertical-align="middle" draw:auto-grow-height="false" fo:min-height="9.75cm" fo:min-width="9.5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6.772cm" fo:min-width="6.522cm" fo:padding-top="0.15cm" fo:padding-bottom="0.15cm" fo:padding-left="0.275cm" fo:padding-right="0.27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ff8080" draw:textarea-horizontal-align="center" draw:textarea-vertical-align="middle" draw:auto-grow-height="false" draw:fit-to-size="false" style:shrink-to-fit="false" fo:min-height="6.072cm" fo:min-width="5.834cm" fo:padding-top="0.131cm" fo:padding-bottom="0.131cm" fo:padding-left="0.25cm" fo:padding-right="0.25cm" fo:wrap-option="wrap" draw:shadow="hidden" draw:shadow-offset-x="-4cm" draw:shadow-offset-y="0cm" draw:shadow-color="#ff8080" draw:shadow-opacity="40%"/>
      <style:paragraph-properties style:writing-mode="lr-tb"/>
    </style:style>
    <style:style style:name="gr16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ff8080" draw:textarea-horizontal-align="center" draw:textarea-vertical-align="middle" draw:auto-grow-height="false" draw:fit-to-size="false" style:shrink-to-fit="false" fo:min-height="5.932cm" fo:min-width="5.694cm" fo:padding-top="0.131cm" fo:padding-bottom="0.131cm" fo:padding-left="0.25cm" fo:padding-right="0.25cm" fo:wrap-option="wrap" draw:shadow="hidden" draw:shadow-offset-x="-4cm" draw:shadow-offset-y="0cm" draw:shadow-color="#ff8080" draw:shadow-opacity="40%"/>
      <style:paragraph-properties style:writing-mode="lr-tb"/>
    </style:style>
    <style:style style:name="gr17" style:family="graphic" style:parent-style-name="standard">
      <style:graphic-properties svg:stroke-color="#000000" draw:fill="none" draw:textarea-vertical-align="middle" draw:auto-grow-height="false" fo:min-height="2.98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36cm"/>
      <style:paragraph-properties style:writing-mode="lr-tb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20" style:family="graphic" style:parent-style-name="standard">
      <style:graphic-properties draw:stroke="solid" svg:stroke-color="#000000" draw:fill-color="#000000" draw:textarea-horizontal-align="center" draw:textarea-vertical-align="middle"/>
    </style:style>
    <style:style style:name="gr21" style:family="graphic" style:parent-style-name="standard">
      <style:graphic-properties draw:stroke="none" draw:fill-color="#000000" draw:textarea-horizontal-align="justify" draw:textarea-vertical-align="middle" draw:auto-grow-height="false" fo:min-height="1.418cm" fo:min-width="0cm"/>
    </style:style>
    <style:style style:name="gr22" style:family="graphic" style:parent-style-name="standard">
      <style:graphic-properties draw:stroke="none" draw:fill-color="#000000" draw:textarea-horizontal-align="justify" draw:textarea-vertical-align="middle" draw:auto-grow-height="false" fo:min-height="0.106cm" fo:min-width="0cm"/>
    </style:style>
    <style:style style:name="gr23" style:family="graphic" style:parent-style-name="standard">
      <style:graphic-properties draw:stroke="none" draw:fill-color="#000000" draw:textarea-horizontal-align="justify" draw:textarea-vertical-align="middle" draw:auto-grow-height="false" fo:min-height="1.427cm" fo:min-width="0cm"/>
    </style:style>
    <style:style style:name="gr24" style:family="graphic" style:parent-style-name="standard">
      <style:graphic-properties svg:stroke-color="#000000" draw:fill-color="#ffffcc" draw:textarea-horizontal-align="justify" draw:textarea-vertical-align="middle" draw:auto-grow-height="false" fo:min-height="1.057cm" fo:min-width="2.422cm" fo:wrap-option="no-wrap"/>
      <style:paragraph-properties style:writing-mode="lr-tb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.108cm" fo:min-width="0cm"/>
    </style:style>
    <style:style style:name="gr26" style:family="graphic" style:parent-style-name="standard">
      <style:graphic-properties draw:stroke="none" draw:fill-color="#000000" draw:textarea-horizontal-align="justify" draw:textarea-vertical-align="middle" draw:auto-grow-height="false" fo:min-height="1.402cm" fo:min-width="0cm"/>
    </style:style>
    <style:style style:name="gr27" style:family="graphic" style:parent-style-name="standard">
      <style:graphic-properties svg:stroke-width="0.05cm" svg:stroke-color="#ffffff" draw:marker-start-width="0.375cm" draw:marker-end-width="0.375cm" draw:fill-color="#ffffff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2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62cm" fo:min-width="4.8cm"/>
      <style:paragraph-properties style:writing-mode="lr-tb"/>
    </style:style>
    <style:style style:name="gr3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56cm" fo:min-width="4.8cm"/>
      <style:paragraph-properties style:writing-mode="lr-tb"/>
    </style:style>
    <style:style style:name="gr3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2cm" fo:min-width="4.8cm"/>
      <style:paragraph-properties style:writing-mode="lr-tb"/>
    </style:style>
    <style:style style:name="gr3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7cm" fo:min-width="4.8cm"/>
      <style:paragraph-properties style:writing-mode="lr-tb"/>
    </style:style>
    <style:style style:name="gr3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3.49cm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5cm"/>
      <style:paragraph-properties style:writing-mode="lr-tb"/>
    </style:style>
    <style:style style:name="gr35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95cm" fo:min-width="0.3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5cm"/>
      <style:paragraph-properties style:writing-mode="lr-tb"/>
    </style:style>
    <style:style style:name="gr3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1.5cm"/>
      <style:paragraph-properties style:writing-mode="lr-tb"/>
    </style:style>
    <style:style style:name="gr38" style:family="graphic" style:parent-style-name="standard">
      <style:graphic-properties svg:stroke-color="#000000" draw:marker-end="Arrow_20_concave" draw:marker-end-width="0.3cm" draw:textarea-vertical-align="middle"/>
    </style:style>
    <style:style style:name="gr3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2.5cm"/>
      <style:paragraph-properties style:writing-mode="lr-tb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5cm"/>
      <style:paragraph-properties style:writing-mode="lr-tb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0.3cm"/>
    </style:style>
    <style:style style:name="gr42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14cm" fo:min-width="1.639cm"/>
    </style:style>
    <style:style style:name="gr43" style:family="graphic" style:parent-style-name="standard">
      <style:graphic-properties svg:stroke-color="#000000" draw:fill="solid" draw:fill-color="#f0e6ff" draw:textarea-horizontal-align="justify" draw:textarea-vertical-align="middle" draw:auto-grow-height="false" fo:min-height="0.95cm" fo:min-width="0.3cm"/>
      <style:paragraph-properties style:writing-mode="lr-tb"/>
    </style:style>
    <style:style style:name="gr44" style:family="graphic" style:parent-style-name="standard">
      <style:graphic-properties svg:stroke-color="#000000" draw:fill-color="#f0e6ff" draw:textarea-horizontal-align="justify" draw:textarea-vertical-align="middle" draw:auto-grow-height="false" fo:min-height="0.95cm" fo:min-width="0.3cm"/>
      <style:paragraph-properties style:writing-mode="lr-tb"/>
    </style:style>
    <style:style style:name="gr45" style:family="graphic" style:parent-style-name="standard">
      <style:graphic-properties svg:stroke-color="#000000" draw:fill-color="#ffffcc" draw:textarea-horizontal-align="justify" draw:textarea-vertical-align="middle" draw:auto-grow-height="false" fo:min-height="0.719cm" fo:min-width="1.115cm" fo:wrap-option="no-wrap"/>
      <style:paragraph-properties style:writing-mode="lr-tb"/>
    </style:style>
    <style:style style:name="gr46" style:family="graphic" style:parent-style-name="standard">
      <style:graphic-properties svg:stroke-color="#000000" draw:fill="none" draw:textarea-vertical-align="middle" draw:auto-grow-height="false" fo:min-height="1.28cm" fo:min-width="0cm"/>
    </style:style>
    <style:style style:name="gr47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1.336cm" fo:wrap-option="no-wrap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95cm" fo:min-width="1.5cm"/>
      <style:paragraph-properties style:writing-mode="lr-tb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9.65cm" fo:min-width="9.4cm"/>
    </style:style>
    <style:style style:name="gr50" style:family="graphic" style:parent-style-name="standard">
      <style:graphic-properties svg:stroke-width="0.05cm" svg:stroke-color="#000000" draw:marker-start-width="0.375cm" draw:marker-end-width="0.375cm" draw:fill-color="#ffffff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51" style:family="graphic" style:parent-style-name="objectwithoutfill">
      <style:graphic-properties draw:marker-end="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6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44cm"/>
      <style:paragraph-properties style:writing-mode="lr-tb"/>
    </style:style>
    <style:style style:name="gr54" style:family="graphic" style:parent-style-name="standard">
      <style:graphic-properties draw:stroke="none" draw:fill="solid" draw:fill-color="#e6b8e6" draw:textarea-vertical-align="middle" draw:auto-grow-height="false" fo:min-height="9.75cm" fo:min-width="9.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88cm"/>
      <style:paragraph-properties style:writing-mode="lr-tb"/>
    </style:style>
    <style:style style:name="gr57" style:family="graphic" style:parent-style-name="standard">
      <style:graphic-properties svg:stroke-color="#000000" draw:fill-color="#ffffcc" draw:textarea-horizontal-align="justify" draw:textarea-vertical-align="middle" draw:auto-grow-height="false" fo:min-height="0.736cm" fo:min-width="0.942cm" fo:wrap-option="no-wrap"/>
      <style:paragraph-properties style:writing-mode="lr-tb"/>
    </style:style>
    <style:style style:name="gr58" style:family="graphic" style:parent-style-name="standard">
      <style:graphic-properties svg:stroke-color="#000000" draw:fill="none" draw:textarea-vertical-align="middle" draw:auto-grow-height="false" fo:min-height="1.287cm" fo:min-width="0cm"/>
    </style:style>
    <style:style style:name="gr59" style:family="graphic" style:parent-style-name="standard">
      <style:graphic-properties draw:stroke="none" svg:stroke-color="#000000" draw:fill="solid" draw:fill-color="#c5000b" draw:textarea-horizontal-align="left" draw:textarea-vertical-align="middle" draw:auto-grow-height="true" draw:auto-grow-width="true" fo:min-height="0cm" fo:min-width="0cm" draw:shadow="hidden"/>
    </style:style>
    <style:style style:name="gr60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4.321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4.876cm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4.476cm"/>
      <style:paragraph-properties style:writing-mode="lr-tb"/>
    </style:style>
    <style:style style:name="pr9" style:family="presentation" style:parent-style-name="master-title">
      <style:graphic-properties fo:min-height="1.741cm"/>
      <style:paragraph-properties style:writing-mode="lr-tb"/>
    </style:style>
    <style:style style:name="pr10" style:family="presentation" style:parent-style-name="master-outline1">
      <style:graphic-properties fo:min-height="14.15cm"/>
      <style:paragraph-properties style:writing-mode="lr-tb"/>
    </style:style>
    <style:style style:name="pr11" style:family="presentation" style:parent-style-name="master-notes">
      <style:graphic-properties draw:fill-color="#ffffff" fo:min-height="13.364cm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3.766cm"/>
      <style:paragraph-properties style:writing-mode="lr-tb"/>
    </style:style>
    <style:style style:name="pr13" style:family="presentation" style:parent-style-name="master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4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2cm"/>
    </style:style>
    <style:style style:name="P13" style:family="paragraph">
      <style:paragraph-properties style:writing-mode="lr-tb"/>
      <style:text-properties fo:color="#000000" loext:opacity="100%" fo:font-size="22pt" style:font-size-asian="22pt" style:font-size-complex="22pt"/>
    </style:style>
    <style:style style:name="P14" style:family="paragraph">
      <loext:graphic-properties draw:fill="gradient" draw:fill-gradient-name="Gradient_20_6"/>
      <style:paragraph-properties fo:text-align="center"/>
    </style:style>
    <style:style style:name="P15" style:family="paragraph">
      <loext:graphic-properties draw:fill="gradient" draw:fill-gradient-name="wraparound_20_line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-color="#ffffcc"/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cm" fo:margin-bottom="0.2cm" fo:text-indent="-0.6cm"/>
    </style:style>
    <style:style style:name="P23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24" style:family="paragraph">
      <loext:graphic-properties draw:fill="solid" draw:fill-color="#f0e6ff"/>
      <style:paragraph-properties fo:text-align="center"/>
    </style:style>
    <style:style style:name="P25" style:family="paragraph">
      <loext:graphic-properties draw:fill="solid" draw:fill-color="#ffe1ff"/>
      <style:paragraph-properties fo:text-align="center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Liberation Sans5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P28" style:family="paragraph">
      <loext:graphic-properties draw:fill="solid" draw:fill-color="#000000" draw:secondary-fill-color="#ff8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Liberation Sans5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solid" draw:fill-color="#000000"/>
      <style:paragraph-properties fo:text-align="center"/>
      <style:text-properties fo:font-size="60pt" style:font-size-asian="60pt" style:font-size-complex="60pt"/>
    </style:style>
    <style:style style:name="P31" style:family="paragraph">
      <style:paragraph-properties style:writing-mode="lr-tb"/>
      <style:text-properties fo:color="#000000" loext:opacity="100%"/>
    </style:style>
    <style:style style:name="P32" style:family="paragraph">
      <style:paragraph-properties fo:text-align="start" style:writing-mode="lr-tb"/>
      <style:text-properties fo:font-size="18pt" style:font-size-asian="18pt" style:font-size-complex="18pt"/>
    </style:style>
    <style:style style:name="P3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34" style:family="paragraph">
      <style:paragraph-properties fo:text-align="center" style:writing-mode="lr-tb"/>
      <style:text-properties fo:font-size="18pt" style:font-size-asian="18pt" style:font-size-complex="18pt"/>
    </style:style>
    <style:style style:name="P35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36" style:family="paragraph">
      <loext:graphic-properties draw:fill-color="#ffffff" draw:fill-image-width="0cm" draw:fill-image-height="0cm"/>
      <style:paragraph-properties fo:text-align="center"/>
      <style:text-properties fo:font-size="18pt" style:font-size-asian="22pt" style:font-size-complex="22pt"/>
    </style:style>
    <style:style style:name="P37" style:family="paragraph">
      <style:paragraph-properties fo:text-align="center"/>
      <style:text-properties fo:font-size="18pt"/>
    </style:style>
    <style:style style:name="P38" style:family="paragraph">
      <loext:graphic-properties draw:fill="solid" draw:fill-color="#ffffff"/>
      <style:paragraph-properties fo:text-align="center"/>
      <style:text-properties fo:font-size="18pt" style:font-size-asian="22pt" style:font-size-complex="22pt"/>
    </style:style>
    <style:style style:name="P39" style:family="paragraph">
      <loext:graphic-properties draw:fill="solid" draw:fill-color="#ffcc00" draw:opacity-name="Transparency_20_5"/>
      <style:paragraph-properties fo:text-align="center"/>
    </style:style>
    <style:style style:name="P40" style:family="paragraph">
      <loext:graphic-properties draw:fill="solid" draw:fill-color="#f0e6ff"/>
      <style:paragraph-properties fo:text-align="center" style:writing-mode="lr-tb"/>
      <style:text-properties fo:font-size="18pt" style:font-size-asian="18pt" style:font-size-complex="18pt"/>
    </style:style>
    <style:style style:name="P41" style:family="paragraph">
      <style:paragraph-properties fo:text-align="center" style:writing-mode="lr-tb"/>
      <style:text-properties fo:font-size="18pt" style:font-size-asian="22pt" style:font-size-complex="22pt"/>
    </style:style>
    <style:style style:name="P42" style:family="paragraph">
      <loext:graphic-properties draw:fill-color="#f0e6ff"/>
      <style:paragraph-properties fo:text-align="center" style:writing-mode="lr-tb"/>
      <style:text-properties fo:font-size="18pt" style:font-size-asian="22pt" style:font-size-complex="22pt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44" style:family="paragraph">
      <style:paragraph-properties fo:margin-top="0cm" fo:margin-bottom="0.5cm"/>
    </style:style>
    <style:style style:name="P45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46" style:family="paragraph">
      <style:paragraph-properties fo:margin-top="0cm" fo:margin-bottom="1cm"/>
    </style:style>
    <style:style style:name="P47" style:family="paragraph">
      <loext:graphic-properties draw:fill="solid" draw:fill-color="#e6b8e6"/>
      <style:paragraph-properties fo:text-align="center"/>
    </style:style>
    <style:style style:name="P48" style:family="paragraph">
      <style:paragraph-properties fo:margin-top="0cm" fo:margin-bottom="0.2cm">
        <style:tab-stops>
          <style:tab-stop style:position="9.591cm"/>
        </style:tab-stops>
      </style:paragraph-properties>
    </style:style>
    <style:style style:name="P49" style:family="paragraph">
      <style:paragraph-properties fo:margin-top="0cm" fo:margin-bottom="0.5cm">
        <style:tab-stops>
          <style:tab-stop style:position="9.591cm"/>
        </style:tab-stops>
      </style:paragraph-properties>
    </style:style>
    <style:style style:name="P50" style:family="paragraph">
      <style:paragraph-properties fo:margin-top="0cm" fo:margin-bottom="0cm"/>
    </style:style>
    <style:style style:name="P51" style:family="paragraph">
      <style:paragraph-properties fo:text-align="center" style:writing-mode="lr-tb"/>
      <style:text-properties fo:font-size="28pt" style:font-size-asian="28pt" style:font-size-complex="28pt"/>
    </style:style>
    <style:style style:name="P52" style:family="paragraph">
      <loext:graphic-properties draw:fill-color="#ffffcc"/>
      <style:paragraph-properties fo:text-align="center" style:writing-mode="lr-tb"/>
      <style:text-properties fo:font-size="28pt" style:font-size-asian="28pt" style:font-size-complex="28pt"/>
    </style:style>
    <style:style style:name="P53" style:family="paragraph">
      <loext:graphic-properties draw:fill="solid" draw:fill-color="#c5000b"/>
      <style:paragraph-properties fo:text-align="center"/>
      <style:text-properties fo:font-size="48pt" style:font-size-asian="48pt" style:font-size-complex="48pt"/>
    </style:style>
    <style:style style:name="P54" style:family="paragraph">
      <loext:graphic-properties draw:fill="none"/>
      <style:paragraph-properties fo:text-align="start" style:writing-mode="lr-tb"/>
      <style:text-properties style:font-name="Liberation Mono5" fo:font-size="18pt"/>
    </style:style>
    <style:style style:name="P55" style:family="paragraph">
      <style:paragraph-properties>
        <style:tab-stops>
          <style:tab-stop style:position="9.591cm"/>
        </style:tab-stops>
      </style:paragraph-properties>
    </style:style>
    <style:style style:name="P56" style:family="paragraph">
      <style:paragraph-properties style:writing-mode="lr-tb"/>
      <style:text-properties fo:color="#800000" loext:opacity="100%"/>
    </style:style>
    <style:style style:name="P57" style:family="paragraph">
      <loext:graphic-properties draw:fill-color="#ffffff"/>
      <style:paragraph-properties style:writing-mode="lr-tb"/>
    </style:style>
    <style:style style:name="P58" style:family="paragraph">
      <style:paragraph-properties fo:margin-top="0cm" fo:margin-bottom="0.3cm"/>
    </style:style>
    <style:style style:name="P59" style:family="paragraph">
      <style:paragraph-properties fo:margin-top="0cm" fo:margin-bottom="0.2cm" style:writing-mode="lr-tb"/>
      <style:text-properties fo:color="#000000" loext:opacity="100%" fo:font-size="26pt" style:font-size-asian="26pt" style:font-size-complex="26pt"/>
    </style:style>
    <style:style style:name="P60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Sans5" fo:font-size="14pt" style:font-size-asian="14pt" style:font-size-complex="14pt"/>
    </style:style>
    <style:style style:name="T1" style:family="text">
      <style:text-properties fo:color="#ffffff" loext:opacity="100%" style:font-name="Liberation Sans4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4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font-size="22pt" fo:language="ru" fo:country="RU" style:font-size-asian="22pt" style:font-size-complex="22pt"/>
    </style:style>
    <style:style style:name="T13" style:family="text">
      <style:text-properties fo:color="#000000" loext:opacity="100%" style:font-name="Liberation Serif5" fo:font-size="22pt" fo:language="ru" fo:country="RU" style:font-name-asian="Liberation Serif5" style:font-size-asian="22pt" style:font-name-complex="Liberation Serif5" style:font-size-complex="22pt"/>
    </style:style>
    <style:style style:name="T14" style:family="text">
      <style:text-properties fo:font-size="10pt" fo:language="ru" fo:country="RU" style:font-size-asian="10pt" style:font-size-complex="1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Liberation Sans5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8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9" style:family="text">
      <style:text-properties fo:color="#000000" loext:opacity="100%" fo:font-size="14pt" fo:language="ru" fo:country="RU" style:text-underline-style="none" style:font-size-asian="14pt" style:font-size-complex="14pt"/>
    </style:style>
    <style:style style:name="T20" style:family="text">
      <style:text-properties fo:color="#000000" loext:opacity="100%" fo:language="ru" fo:country="RU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language="ru" fo:country="RU" style:font-size-asian="18pt" style:font-size-complex="18pt"/>
    </style:style>
    <style:style style:name="T23" style:family="text">
      <style:text-properties fo:font-size="18pt" style:font-size-asian="22pt" style:font-size-complex="22pt"/>
    </style:style>
    <style:style style:name="T24" style:family="text">
      <style:text-properties fo:color="#000000" loext:opacity="100%" fo:font-size="28pt" fo:language="ru" fo:country="RU" fo:font-style="italic" style:font-size-asian="28pt" style:font-style-asian="italic" style:font-size-complex="28pt" style:font-style-complex="italic"/>
    </style:style>
    <style:style style:name="T25" style:family="text">
      <style:text-properties fo:font-size="14pt" fo:font-style="italic" style:font-size-asian="14pt" style:font-style-asian="italic" style:font-size-complex="14pt" style:font-style-complex="italic"/>
    </style:style>
    <style:style style:name="T26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2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2" style:font-size-asian="14pt" style:font-weight-asian="normal" style:font-name-complex="FreeSans3" style:font-size-complex="14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33" style:family="text">
      <style:text-properties fo:color="#000000" loext:opacity="100%" style:font-name="Liberation Serif" fo:font-size="26pt" fo:language="ru" fo:country="RU" style:font-size-asian="26pt" style:font-size-complex="26pt"/>
    </style:style>
    <style:style style:name="T34" style:family="text">
      <style:text-properties fo:color="#000000" loext:opacity="100%" style:font-name="Liberation Serif" fo:font-size="28pt" fo:language="ru" fo:country="RU" fo:font-style="italic" style:font-size-asian="28pt" style:font-style-asian="italic" style:font-size-complex="28pt" style:font-style-complex="italic"/>
    </style:style>
    <style:style style:name="T35" style:family="text">
      <style:text-properties fo:font-size="14pt" fo:language="ru" fo:country="RU" fo:font-style="italic" style:font-size-asian="14pt" style:font-size-complex="14pt"/>
    </style:style>
    <style:style style:name="T36" style:family="text">
      <style:text-properties fo:font-size="14pt" fo:language="ru" fo:country="RU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38" style:family="text">
      <style:text-properties fo:color="#ffffff" loext:opacity="100%" fo:font-size="22pt" fo:language="ru" fo:country="RU" style:font-size-asian="22pt" style:font-size-complex="22pt"/>
    </style:style>
    <style:style style:name="T39" style:family="text">
      <style:text-properties fo:color="#000000" loext:opacity="100%" fo:font-size="22pt" fo:letter-spacing="0.176cm" fo:language="ru" fo:country="RU" style:font-size-asian="22pt" style:font-size-complex="22pt"/>
    </style:style>
    <style:style style:name="T40" style:family="text">
      <style:text-properties style:font-name="Liberation Sans3" fo:font-size="28pt" fo:language="ru" fo:country="RU" style:font-name-asian="Liberation Sans3" style:font-size-asian="28pt" style:font-name-complex="Liberation Sans3" style:font-size-complex="28pt"/>
    </style:style>
    <style:style style:name="T41" style:family="text">
      <style:text-properties style:font-name="Liberation Sans3" fo:font-size="22pt" fo:language="ru" fo:country="RU" style:font-name-asian="Liberation Sans3" style:font-size-asian="22pt" style:font-name-complex="Liberation Sans3" style:font-size-complex="22pt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Liberation Mono5" fo:font-size="18pt"/>
    </style:style>
    <style:style style:name="T44" style:family="text">
      <style:text-properties fo:color="#000000" loext:opacity="100%" fo:font-size="26pt" fo:language="ru" fo:country="RU" style:font-size-asian="26pt" style:font-size-complex="26pt"/>
    </style:style>
    <style:style style:name="T45" style:family="text">
      <style:text-properties fo:color="#000000" loext:opacity="100%" fo:font-size="24pt" fo:language="ru" fo:country="RU" style:font-size-asian="24pt" style:font-size-complex="24pt"/>
    </style:style>
    <style:style style:name="T46" style:family="text">
      <style:text-properties fo:color="#000000" loext:opacity="100%" fo:font-size="26pt" fo:language="ru" fo:country="RU" fo:font-style="italic" style:font-size-asian="26pt" style:font-style-asian="italic" style:font-size-complex="26pt" style:font-style-complex="italic"/>
    </style:style>
    <style:style style:name="T47" style:family="text">
      <style:text-properties fo:color="#000000" loext:opacity="100%" style:font-name="Liberation Sans5" fo:font-size="14pt" style:font-size-asian="14pt" style:font-size-complex="14pt"/>
    </style:style>
    <style:style style:name="T48" style:family="text">
      <style:text-properties fo:color="#000000" loext:opacity="100%" style:font-name="Liberation Mono1" fo:font-size="14pt" style:font-size-asian="14pt" style:font-size-complex="14pt"/>
    </style:style>
    <style:style style:name="T49" style:family="text">
      <style:text-properties fo:color="#000000" loext:opacity="100%" style:font-name="Liberation Sans3" fo:font-size="14pt" style:font-name-asian="Liberation Sans3" style:font-size-asian="14pt" style:font-name-complex="Liberation Sans3" style:font-size-complex="14pt"/>
    </style:style>
    <style:style style:name="T50" style:family="text">
      <style:text-properties fo:color="#000000" loext:opacity="100%" style:font-name="Liberation Sans5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Многоверсионность</text:span><text:span text:style-name="T2"><text:line-break/></text:span><text:span text:style-name="T2">Заморозк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6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Проблема переполнения счетчика транзакций</text:span></text:p>
              </text:list-item>
              <text:list-item>
                <text:p text:style-name="P9"><text:span text:style-name="T11">Заморозка версий строк и правила видимости</text:span></text:p>
              </text:list-item>
              <text:list-item>
                <text:p text:style-name="P9"><text:span text:style-name="T11">Настройка автоочистки для выполнения заморозки</text:span></text:p>
              </text:list-item>
              <text:list-item>
                <text:p text:style-name="P9"><text:span text:style-name="T11">Заморозка вручную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ереполнение счетчика</text:span></text:p>
          </draw:text-box>
        </draw:frame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2">меньшие номера — прошлое, б</text:span><text:span text:style-name="T13">ó</text:span><text:span text:style-name="T12">льшие — будущее</text:span></text:p>
                <text:p><text:span text:style-name="T12">разрядность счетчика — 32 бита, что делать при переполнении?</text:span></text:p>
              </text:list-item>
              <text:list-item>
                <text:p text:style-name="P9"><text:span text:style-name="T12"/></text:p>
              </text:list-item>
            </text:list>
          </draw:text-box>
        </draw:frame>
        <draw:custom-shape draw:style-name="gr3" draw:text-style-name="P14" draw:layer="layout" svg:width="14.776cm" svg:height="5cm" svg:x="2.44cm" svg:y="1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33cm" svg:height="5cm" svg:x="17.216cm" svg:y="12.3cm">
          <text:p/>
          <draw:enhanced-geometry svg:viewBox="0 0 21600 21600" draw:type="rectangle" draw:enhanced-path="M 0 0 L 21600 0 21600 21600 0 21600 0 0 Z N"/>
        </draw:custom-shape>
        <draw:line draw:style-name="gr5" draw:text-style-name="P16" draw:layer="layout" svg:x1="2.44cm" svg:y1="12.3cm" svg:x2="25.04cm" svg:y2="12.3cm">
          <text:p/>
        </draw:line>
        <draw:custom-shape draw:style-name="gr6" draw:text-style-name="P18" draw:layer="layout" svg:width="1cm" svg:height="1cm" svg:x="12.401cm" svg:y="11.801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1cm" svg:height="1cm" svg:x="16.702cm" svg:y="11.80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17.216cm" svg:y1="12.802cm" svg:x2="17.216cm" svg:y2="17.802cm">
          <text:p/>
        </draw:line>
        <draw:custom-shape draw:style-name="gr8" draw:text-style-name="P20" draw:layer="layout" svg:width="3.618cm" svg:height="1.7cm" svg:x="17.104cm" svg:y="8.396cm">
          <text:p text:style-name="P19"><text:span text:style-name="T14">транзакция 2</text:span></text:p>
          <text:p text:style-name="P19"><text:span text:style-name="T14">началась позже</text:span></text:p>
          <text:p text:style-name="P19"><text:span text:style-name="T14">транзакции 1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464.99032882012 44228.57142857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21" draw:layer="layout" svg:width="2.564cm" svg:height="0.806cm" svg:x="8.58cm" svg:y="12.684cm">
          <draw:text-box>
            <text:p><text:span text:style-name="T15">прошлое</text:span></text:p>
          </draw:text-box>
        </draw:frame>
        <draw:frame draw:style-name="gr10" draw:text-style-name="P21" draw:layer="layout" svg:width="2.496cm" svg:height="0.806cm" svg:x="19.781cm" svg:y="12.684cm">
          <draw:text-box>
            <text:p><text:span text:style-name="T15">будуще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3" draw:layer="layout" svg:width="16.799cm" svg:height="13.364cm" svg:x="2.1cm" svg:y="14.107cm" presentation:class="notes" presentation:user-transformed="true">
            <draw:text-box>
              <text:p text:style-name="P22"><text:span text:style-name="T6">Кроме освобождения места в страницах, очистка выполняет также задачу по предотвращению проблем, связанных с переполнением счетчика транзакций.</text:span></text:p>
              <text:p text:style-name="P22"><text:span text:style-name="T6">Под номер транзакции в PostgreSQL выделено 32 бита. Это довольно большое число (около 4 млрд номеров), но при активной работе сервера оно вполне может быть исчерпано. Например при нагрузке 1000 транзакций в секунду это произойдет всего через полтора месяца непрерывной работы.</text:span></text:p>
              <text:p text:style-name="P22"><text:span text:style-name="T6">Но мы говорили о том, что механизм многоверсионности полагается на последовательную нумерацию транзакций — из двух транзакций транзакция с меньшим номером считается начавшейся раньше. Понятно, что нельзя просто обнулить счетчик и продолжить нумерацию заново.</text:span></text:p>
              <text:p text:style-name="P22"><text:span text:style-name="T6">Почему под номер транзакции не выделено 64 бита — ведь это полностью исключило бы проблему? Дело в том, что (как рассматривалось в теме «Страницы и версии строк») в заголовке каждой версии строки хранятся два номера транзакций — xmin и xmax. Заголовок и так достаточно большой, а увеличение разрядности привело бы к его увеличению еще на 8 байт.</text:span></text:p>
              <text:p text:style-name="P22"><text:span text:style-name="T6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2">пространство номеров транзакций закольцовано</text:span></text:p>
              </text:list-item>
              <text:list-item>
                <text:p text:style-name="P9"><text:span text:style-name="T12">половина номеров — прошлое, половина — будущее</text:span></text:p>
              </text:list-item>
            </text:list>
          </draw:text-box>
        </draw:fram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Нумерация по кругу</text:span></text:p>
          </draw:text-box>
        </draw:frame>
        <draw:g>
          <draw:custom-shape draw:style-name="gr11" draw:text-style-name="P24" draw:layer="layout" svg:width="10cm" svg:height="10cm" draw:transform="rotate (1.5707963267949) translate (2.4cm 18.6cm)">
            <text:p/>
            <draw:enhanced-geometry draw:glue-point-type="segments" draw:type="mso-spt100" draw:modifiers="-179.996510397744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" draw:text-style-name="P25" draw:layer="layout" svg:width="10cm" svg:height="10cm" draw:transform="rotate (-1.5707963267949) translate (12.401cm 8.599cm)">
            <text:p/>
            <draw:enhanced-geometry draw:mirror-vertical="true" draw:glue-point-type="segments" draw:type="mso-spt100" draw:modifiers="-179.996510397744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3" draw:text-style-name="P16" draw:layer="layout" svg:width="10cm" svg:height="10cm" draw:transform="rotate (1.5707963267949) translate (2.4cm 18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6" draw:layer="layout" svg:x1="7.404cm" svg:y1="18.6cm" svg:x2="7.399cm" svg:y2="8.6cm">
            <text:p/>
          </draw:line>
          <draw:custom-shape draw:style-name="gr14" draw:text-style-name="P26" draw:layer="layout" svg:width="0.2cm" svg:height="0.2cm" draw:transform="rotate (1.5707963267949) translate (7.3cm 13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8" draw:layer="layout" svg:width="9cm" svg:height="9cm" svg:x="2.893cm" svg:y="9.117cm">
            <text:p text:style-name="P27"><text:span text:style-name="T16">будущее</text:span></text:p>
  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3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9 "/>
              <draw:equation draw:name="f11" draw:formula="21600-?f5 "/>
              <draw:handle draw:handle-position="$1 $0" draw:handle-polar="10800 10800" draw:handle-radius-range-minimum="0" draw:handle-radius-range-maximum="10500"/>
            </draw:enhanced-geometry>
          </draw:custom-shape>
          <draw:custom-shape draw:style-name="gr16" draw:text-style-name="P28" draw:layer="layout" svg:width="8.8cm" svg:height="8.8cm" draw:transform="rotate (-3.14159265358979) translate (11.85cm 17.95cm)">
            <text:p text:style-name="P27"><text:span text:style-name="T16">прошлое</text:span></text:p>
  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3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9 "/>
              <draw:equation draw:name="f11" draw:formula="21600-?f5 "/>
              <draw:handle draw:handle-position="$1 $0" draw:handle-polar="10800 10800" draw:handle-radius-range-minimum="0" draw:handle-radius-range-maximum="10500"/>
            </draw:enhanced-geometry>
          </draw:custom-shape>
        </draw:g>
        <draw:custom-shape draw:style-name="gr6" draw:text-style-name="P18" draw:layer="layout" svg:width="1cm" svg:height="1cm" svg:x="6.9cm" svg:y="8.1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4" draw:layer="layout" svg:width="10cm" svg:height="10cm" draw:transform="rotate (0.872664625997165) translate (12.956cm 14.217cm)">
            <text:p/>
            <draw:enhanced-geometry draw:glue-point-type="segments" draw:type="mso-spt100" draw:modifiers="-179.996510397744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" draw:text-style-name="P25" draw:layer="layout" svg:width="10cm" svg:height="9.999cm" draw:transform="skewX (-7.44983561336249E-017) rotate (-0.872664625997165) translate (20.618cm 6.556cm)">
            <text:p/>
            <draw:enhanced-geometry draw:mirror-vertical="true" draw:glue-point-type="segments" draw:type="mso-spt100" draw:modifiers="-179.996510397744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3" draw:text-style-name="P16" draw:layer="layout" svg:width="10cm" svg:height="10cm" draw:transform="rotate (0.872664625997165) translate (12.956cm 14.2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6" draw:layer="layout" svg:x1="16.789cm" svg:y1="17.434cm" svg:x2="23.213cm" svg:y2="9.77cm">
            <text:p/>
          </draw:line>
          <draw:custom-shape draw:style-name="gr14" draw:text-style-name="P26" draw:layer="layout" svg:width="0.2cm" svg:height="0.2cm" draw:transform="rotate (0.872664625997165) translate (19.859cm 13.6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8" draw:layer="layout" svg:width="9cm" svg:height="9cm" draw:transform="rotate (-0.698131700797732) translate (19.429cm 7.27cm)">
            <text:p text:style-name="P27"><text:span text:style-name="T16">будущее</text:span></text:p>
  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3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9 "/>
              <draw:equation draw:name="f11" draw:formula="21600-?f5 "/>
              <draw:handle draw:handle-position="$1 $0" draw:handle-polar="10800 10800" draw:handle-radius-range-minimum="0" draw:handle-radius-range-maximum="10500"/>
            </draw:enhanced-geometry>
          </draw:custom-shape>
          <draw:custom-shape draw:style-name="gr16" draw:text-style-name="P28" draw:layer="layout" svg:width="8.8cm" svg:height="8.8cm" draw:transform="rotate (2.44346095279206) translate (20.613cm 19.793cm)">
            <text:p text:style-name="P27"><text:span text:style-name="T16">прошлое</text:span></text:p>
  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3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9 "/>
              <draw:equation draw:name="f11" draw:formula="21600-?f5 "/>
              <draw:handle draw:handle-position="$1 $0" draw:handle-polar="10800 10800" draw:handle-radius-range-minimum="0" draw:handle-radius-range-maximum="10500"/>
            </draw:enhanced-geometry>
          </draw:custom-shape>
        </draw:g>
        <draw:custom-shape draw:style-name="gr6" draw:text-style-name="P18" draw:layer="layout" svg:width="1cm" svg:height="1cm" svg:x="19.501cm" svg:y="8.101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1cm" svg:height="1cm" draw:transform="rotate (-0.698131700797732) translate (23.138cm 9.095cm)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529cm" svg:height="3.417cm" draw:transform="rotate (1.20811690823047) translate (20.482cm 7.8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1" draw:layer="layout" svg:width="5.036cm" svg:height="0.806cm" svg:x="22.044cm" svg:y="7.184cm">
          <draw:text-box>
            <text:p><text:span text:style-name="T15">возраст транзакции</text:span></text:p>
          </draw:text-box>
        </draw:frame>
        <draw:g>
          <draw:custom-shape draw:style-name="gr19" draw:text-style-name="P26" draw:layer="layout" svg:width="0.508cm" svg:height="0.508cm" svg:x="7.151cm" svg:y="1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0" draw:text-style-name="P26" draw:layer="layout" svg:width="0.299cm" svg:height="1.025cm" svg:x="7.255cm" svg:y="9.28cm" svg:viewBox="0 0 300 1026" svg:d="M150 1025c-337-128 0-256 0-1025v513zM150 1026v-513-512c0 769 337 897 0 1025z">
            <text:p/>
          </draw:path>
          <draw:custom-shape draw:style-name="gr21" draw:text-style-name="P26" draw:layer="layout" svg:width="0.15cm" svg:height="4.542cm" svg:x="7.33cm" svg:y="8.8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2" draw:text-style-name="P26" draw:layer="layout" svg:width="0.504cm" svg:height="0.502cm" draw:transform="skewX (0.0219911485751286) rotate (-0.687136126510168) translate (19.988cm 13.2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0" draw:text-style-name="P26" draw:layer="layout" svg:width="0.296cm" svg:height="1.013cm" draw:transform="skewX (0.024958208303519) rotate (-0.684343599706977) translate (22.687933241808cm 10.1628844485327cm)" svg:viewBox="0 0 297 1014" svg:d="M149 1013c-335-127 0-253 1-1013l-1 507zM149 1014v-507l1-506c-1 760 333 887-1 1013z">
            <text:p/>
          </draw:path>
          <draw:custom-shape draw:style-name="gr23" draw:text-style-name="P26" draw:layer="layout" svg:width="0.151cm" svg:height="4.567cm" draw:transform="skewX (0.000523598775598241) rotate (0.696386371545737) translate (20.07cm 10.028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23" draw:layer="layout" svg:width="16.799cm" svg:height="13.364cm" svg:x="2.1cm" svg:y="14.107cm" presentation:class="notes" presentation:user-transformed="true">
            <draw:text-box>
              <text:p text:style-name="P22"><text:span text:style-name="T6">Поэтому вместо линейной схемы все номера транзакций закольцованы. Для любой транзакции половина номеров «против часовой стрелки» считается принадлежащей прошлому, а половина «по часовой</text:span><text:span text:style-name="T6"><text:line-break/></text:span><text:span text:style-name="T6">стрелке» — будущему.</text:span></text:p>
              <text:p text:style-name="P22"><text:span text:style-name="T17">Возрастом транзакции</text:span><text:span text:style-name="T6"> называется число транзакций, прошедших</text:span><text:span text:style-name="T6"><text:line-break/></text:span><text:span text:style-name="T6">с момента ее появления в системе (независимо от того, переходил ли счетчик через ноль или нет).</text:span></text:p>
              <text:p text:style-name="P22"><text:span text:style-name="T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роблема видимости</text:span></text:p>
          </draw:text-box>
        </draw:frame>
        <draw:custom-shape draw:style-name="gr11" draw:text-style-name="P24" draw:layer="layout" svg:width="10cm" svg:height="10cm" draw:transform="rotate (-1.0471975511966) translate (9.228cm 6.768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25" draw:layer="layout" svg:width="10cm" svg:height="10cm" draw:transform="rotate (1.0471975511966) translate (0.567cm 15.429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6" draw:layer="layout" svg:width="10cm" svg:height="10cm" draw:transform="rotate (-1.0471975511966) translate (9.228cm 6.7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4.895cm" svg:y1="9.27cm" svg:x2="9.899cm" svg:y2="17.928cm">
          <text:p/>
        </draw:line>
        <draw:custom-shape draw:style-name="gr14" draw:text-style-name="P26" draw:layer="layout" svg:width="0.2cm" svg:height="0.2cm" draw:transform="rotate (-1.0471975511966) translate (7.434cm 13.4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8" draw:layer="layout" svg:width="9cm" svg:height="9cm" draw:transform="rotate (-2.61799387799149) translate (13.543cm 15.227cm)">
          <text:p text:style-name="P27"><text:span text:style-name="T16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16" draw:text-style-name="P28" draw:layer="layout" svg:width="8.8cm" svg:height="8.8cm" draw:transform="rotate (0.523598775598299) translate (1.369cm 12.056cm)">
          <text:p text:style-name="P27"><text:span text:style-name="T16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6" draw:text-style-name="P18" draw:layer="layout" svg:width="1cm" svg:height="1cm" svg:x="6.9cm" svg:y="8.1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4" draw:layer="layout" svg:width="10cm" svg:height="10cm" draw:transform="rotate (-1.91986217719376) translate (26.409cm 10.611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25" draw:layer="layout" svg:width="10cm" svg:height="10cm" draw:transform="rotate (1.91986217719376) translate (17.011cm 19.952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6" draw:layer="layout" svg:width="10cm" svg:height="10cm" draw:transform="rotate (-1.91986217719376) translate (26.409cm 10.6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21.707cm" svg:y1="8.9cm" svg:x2="18.291cm" svg:y2="18.299cm">
          <text:p/>
        </draw:line>
        <draw:custom-shape draw:style-name="gr14" draw:text-style-name="P26" draw:layer="layout" svg:width="0.2cm" svg:height="0.2cm" draw:transform="rotate (-1.91986217719376) translate (20.129cm 13.5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8" draw:layer="layout" svg:width="9cm" svg:height="9cm" draw:transform="rotate (2.79252680319093) translate (22.701cm 19.352cm)">
          <text:p text:style-name="P27"><text:span text:style-name="T16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16" draw:text-style-name="P28" draw:layer="layout" svg:width="8.8cm" svg:height="8.8cm" draw:transform="rotate (-0.349065850398867) translate (17.307cm 7.99cm)">
          <text:p text:style-name="P27"><text:span text:style-name="T16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6" draw:text-style-name="P18" draw:layer="layout" svg:width="1cm" svg:height="1cm" svg:x="19.501cm" svg:y="8.101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1cm" svg:height="1cm" draw:transform="rotate (-0.698131700797732) translate (23.139cm 9.097cm)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1cm" svg:height="1cm" draw:transform="rotate (-0.698131700797732) translate (10.639cm 9.096cm)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1cm" svg:height="1cm" draw:transform="rotate (-2.6178193450663) translate (10.587cm 18.086cm)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1cm" svg:height="1cm" draw:transform="rotate (-2.61799387799149) translate (23.286cm 18.085cm)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1cm" svg:height="1cm" draw:transform="rotate (2.79252680319093) translate (18.604cm 18.946cm)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4.15cm" svg:height="1.855cm" svg:x="3.122cm" svg:y="5.159cm">
          <text:p text:style-name="P19"><text:span text:style-name="T14">транзакция 1</text:span></text:p>
          <text:p text:style-name="P19"><text:span text:style-name="T14">находится далеко</text:span></text:p>
          <text:p text:style-name="P19"><text:span text:style-name="T14">в прошлом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673.7653577451 34971.98275862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20" draw:layer="layout" svg:width="4.15cm" svg:height="1.855cm" svg:x="19.484cm" svg:y="4.928cm">
          <text:p text:style-name="P19"><text:span text:style-name="T14">транзакция 1</text:span></text:p>
          <text:p text:style-name="P19"><text:span text:style-name="T14">внезапно оказалась</text:span></text:p>
          <text:p text:style-name="P19"><text:span text:style-name="T14">в будущем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05.61310527584 37346.12068965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5" draw:text-style-name="P26" draw:layer="layout" svg:width="0.493cm" svg:height="0.504cm" draw:transform="rotate (-2.6171212133655) translate (7.758cm 13.7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0" draw:text-style-name="P26" draw:layer="layout" svg:width="0.29cm" svg:height="1.015cm" draw:transform="skewX (0.00331612557878918) rotate (-2.6169466804403) translate (9.67941024315684cm 17.2662794767468cm)" svg:viewBox="0 0 291 1016" svg:d="M146 1015c-328-126-1-253-1-1015v508zM146 1016l-1-508v-507c0 762 328 888 1 1015z">
            <text:p/>
          </draw:path>
          <draw:custom-shape draw:style-name="gr26" draw:text-style-name="P26" draw:layer="layout" svg:width="0.145cm" svg:height="4.498cm" draw:transform="skewX (0.00401425727958694) rotate (2.62253173404668) translate (7.576cm 17.676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5" draw:text-style-name="P26" draw:layer="layout" svg:width="0.493cm" svg:height="0.504cm" draw:transform="rotate (2.79339946781692) translate (20.122cm 13.9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0" draw:text-style-name="P26" draw:layer="layout" svg:width="0.29cm" svg:height="1.015cm" draw:transform="skewX (0.00331612557878923) rotate (2.79357400074212) translate (18.6450365950036cm 17.7012101884447cm)" svg:viewBox="0 0 291 1016" svg:d="M146 1015c-328-126-1-253-1-1015v508zM146 1016l-1-508v-507c0 762 328 888 1 1015z">
            <text:p/>
          </draw:path>
          <draw:custom-shape draw:style-name="gr26" draw:text-style-name="P26" draw:layer="layout" svg:width="0.145cm" svg:height="4.498cm" draw:transform="skewX (-0.00226892802759267) rotate (-2.78798894713574) translate (20.01cm 17.986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23" draw:layer="layout" svg:width="16.799cm" svg:height="13.364cm" svg:x="2.1cm" svg:y="14.107cm" presentation:class="notes" presentation:user-transformed="true">
            <draw:text-box>
              <text:p text:style-name="P22"><text:span text:style-name="T6">В такой закольцованной схеме возникает неприятная ситуация. Транзакция, находившаяся в далеком прошлом (транзакция 1</text:span><text:span text:style-name="T6"><text:line-break/></text:span><text:span text:style-name="T6">на слайде), через некоторое время окажется в той половине круга, которая относится к будущему. Это, конечно, нарушит правила видимости и приведет к проблемам.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4" draw:text-style-name="P1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2"><text:span text:style-name="T12">замороженные версии строк считаются «бесконечно старыми»</text:span></text:p>
              </text:list-item>
              <text:list-item>
                <text:p text:style-name="P12"><text:span text:style-name="T12">номер транзакции xmin может быть использован заново</text:span></text:p>
              </text:list-item>
            </text:list>
          </draw:text-box>
        </draw:fram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Заморозка версий строк</text:span></text:p>
          </draw:text-box>
        </draw:frame>
        <draw:custom-shape draw:style-name="gr11" draw:text-style-name="P24" draw:layer="layout" svg:width="10cm" svg:height="10cm" draw:transform="rotate (-1.0471975511966) translate (9.228cm 6.768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25" draw:layer="layout" svg:width="10cm" svg:height="10cm" draw:transform="rotate (1.0471975511966) translate (0.567cm 15.429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6" draw:layer="layout" svg:width="10cm" svg:height="10cm" draw:transform="rotate (-1.0471975511966) translate (9.228cm 6.7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4.895cm" svg:y1="9.27cm" svg:x2="9.899cm" svg:y2="17.928cm">
          <text:p/>
        </draw:line>
        <draw:custom-shape draw:style-name="gr14" draw:text-style-name="P26" draw:layer="layout" svg:width="0.2cm" svg:height="0.2cm" draw:transform="rotate (-1.0471975511966) translate (7.434cm 13.4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8" draw:layer="layout" svg:width="9cm" svg:height="9cm" draw:transform="rotate (-2.61799387799149) translate (13.543cm 15.227cm)">
          <text:p text:style-name="P27"><text:span text:style-name="T16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16" draw:text-style-name="P28" draw:layer="layout" svg:width="8.8cm" svg:height="8.8cm" draw:transform="rotate (0.523598775598299) translate (1.369cm 12.056cm)">
          <text:p text:style-name="P27"><text:span text:style-name="T16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27" draw:text-style-name="P29" draw:layer="layout" svg:width="1cm" svg:height="1cm" svg:x="6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4" draw:layer="layout" svg:width="10cm" svg:height="10cm" draw:transform="rotate (-1.91986217719376) translate (26.409cm 10.611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25" draw:layer="layout" svg:width="10cm" svg:height="10cm" draw:transform="rotate (1.91986217719376) translate (17.011cm 19.952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6" draw:layer="layout" svg:width="10cm" svg:height="10cm" draw:transform="rotate (-1.91986217719376) translate (26.409cm 10.6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6" draw:layer="layout" svg:x1="21.707cm" svg:y1="8.9cm" svg:x2="18.291cm" svg:y2="18.299cm">
          <text:p/>
        </draw:line>
        <draw:custom-shape draw:style-name="gr14" draw:text-style-name="P26" draw:layer="layout" svg:width="0.2cm" svg:height="0.2cm" draw:transform="rotate (-1.91986217719376) translate (20.129cm 13.5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8" draw:layer="layout" svg:width="9cm" svg:height="9cm" draw:transform="rotate (2.79252680319093) translate (22.701cm 19.352cm)">
          <text:p text:style-name="P27"><text:span text:style-name="T16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16" draw:text-style-name="P28" draw:layer="layout" svg:width="8.8cm" svg:height="8.8cm" draw:transform="rotate (-0.349065850398867) translate (17.307cm 7.99cm)">
          <text:p text:style-name="P27"><text:span text:style-name="T16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27" draw:text-style-name="P29" draw:layer="layout" svg:width="1cm" svg:height="1cm" svg:x="19.5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9" draw:layer="layout" svg:width="1cm" svg:height="1cm" draw:transform="rotate (-0.698131700797732) translate (23.139cm 9.0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1cm" svg:height="1cm" draw:transform="rotate (-0.698131700797732) translate (10.639cm 9.096cm)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1cm" svg:height="1cm" draw:transform="rotate (-2.6178193450663) translate (10.587cm 18.086cm)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1cm" svg:height="1cm" draw:transform="rotate (-2.61799387799149) translate (23.286cm 18.085cm)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1cm" svg:height="1cm" draw:transform="rotate (2.79252680319093) translate (18.604cm 18.946cm)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30" draw:layer="layout" svg:width="0.893cm" svg:height="0.999cm" svg:x="6.95cm" svg:y="8.1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<text:p/>
        </draw:path>
        <draw:path draw:style-name="gr28" draw:text-style-name="P30" draw:layer="layout" svg:width="0.893cm" svg:height="0.999cm" svg:x="19.55cm" svg:y="8.1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<text:p/>
        </draw:path>
        <draw:path draw:style-name="gr28" draw:text-style-name="P30" draw:layer="layout" svg:width="0.893cm" svg:height="0.999cm" svg:x="22.75cm" svg:y="9.3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<text:p/>
        </draw:path>
        <draw:g>
          <draw:custom-shape draw:style-name="gr25" draw:text-style-name="P26" draw:layer="layout" svg:width="0.493cm" svg:height="0.504cm" draw:transform="rotate (-2.6171212133655) translate (7.739cm 13.6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0" draw:text-style-name="P26" draw:layer="layout" svg:width="0.29cm" svg:height="1.015cm" draw:transform="skewX (0.00331612557878915) rotate (-2.6169466804403) translate (9.66041024315684cm 17.2362794767468cm)" svg:viewBox="0 0 291 1016" svg:d="M146 1015c-328-126-1-253-1-1015v508zM146 1016l-1-508v-507c0 762 328 888 1 1015z">
            <text:p/>
          </draw:path>
          <draw:custom-shape draw:style-name="gr26" draw:text-style-name="P26" draw:layer="layout" svg:width="0.145cm" svg:height="4.498cm" draw:transform="skewX (0.00401425727958694) rotate (2.62253173404668) translate (7.557cm 17.646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5" draw:text-style-name="P26" draw:layer="layout" svg:width="0.493cm" svg:height="0.504cm" draw:transform="rotate (2.79339946781692) translate (20.128cm 13.9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0" draw:text-style-name="P26" draw:layer="layout" svg:width="0.29cm" svg:height="1.015cm" draw:transform="skewX (0.00331612557878923) rotate (2.79357400074212) translate (18.6510365950036cm 17.6762101884447cm)" svg:viewBox="0 0 291 1016" svg:d="M146 1015c-328-126-1-253-1-1015v508zM146 1016l-1-508v-507c0 762 328 888 1 1015z">
            <text:p/>
          </draw:path>
          <draw:custom-shape draw:style-name="gr26" draw:text-style-name="P26" draw:layer="layout" svg:width="0.145cm" svg:height="4.498cm" draw:transform="skewX (-0.00226892802759267) rotate (-2.78798894713574) translate (20.016cm 17.961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23" draw:layer="layout" svg:width="16.799cm" svg:height="13.364cm" svg:x="2.101cm" svg:y="14.107cm">
            <draw:text-box>
              <text:p text:style-name="P22"><text:span text:style-name="T6">Чтобы не допустить путешествий из прошлого в будущее, процесс очистки выполняет еще одну задачу. Он находит достаточно старые и «холодные» версии строк (которые видны во всех снимках и изменение которых уже маловероятно) и специальным образом помечает — <text:s/>«замораживает» — их. Замороженная версия строки считается старше любых обычных данных и всегда видна во всех снимках данных. При этом уже не требуется смотреть на номер транзакции xmin, и этот номер может быть безопасно использован заново. Таким образом, замороженные версии строк всегда остаются в прошлом.</text:span></text:p>
              <text:p text:style-name="P22"><text:span text:style-name="T18"><text:a xlink:href="https://postgrespro.ru/docs/postgresql/16/routine-vacuuming#VACUUM-FOR-WRAPAROUND" xlink:type="simple">https://postgrespro.ru/docs/postgresql/16/routine-vacuuming#VACUUM-FOR-WRAPAROUND</text:a></text:span></text:p>
              <text:p text:style-name="P22"><text:span text:style-name="T19"/></text:p>
              <text:p text:style-name="P22"><text:span text:style-name="T6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31" draw:layer="layout" svg:width="19.8cm" svg:height="1.741cm" svg:x="1.2cm" svg:y="0.737cm" presentation:class="title" presentation:user-transformed="true">
          <draw:text-box>
            <text:p><text:span text:style-name="T20">Заморозка версий строк</text:span></text:p>
          </draw:text-box>
        </draw:frame>
        <draw:custom-shape draw:style-name="gr29" draw:text-style-name="P33" draw:layer="layout" svg:width="5.3cm" svg:height="0.87cm" draw:transform="rotate (1.5707963267949) translate (12.906cm 15.304cm)">
          <text:p text:style-name="P32"><text:span text:style-name="T21">xmin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3" draw:layer="layout" svg:width="5.3cm" svg:height="0.81cm" draw:transform="rotate (1.5707963267949) translate (13.751cm 15.304cm)">
          <text:p text:style-name="P32"><text:span text:style-name="T21">xmin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5.3cm" svg:height="0.97cm" draw:transform="rotate (1.5707963267949) translate (14.486cm 15.304cm)">
          <text:p text:style-name="P32"><text:span text:style-name="T21">xmax com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3" draw:layer="layout" svg:width="5.3cm" svg:height="1.02cm" draw:transform="rotate (1.5707963267949) translate (15.276cm 15.304cm)">
          <text:p text:style-name="P32"><text:span text:style-name="T21">xmax abo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3.99cm" svg:height="1.2cm" svg:x="16.21cm" svg:y="14.208cm">
          <text:p text:style-name="P34"><text:span text:style-name="T22">данны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xml:id="id2" draw:id="id2" draw:layer="layout" svg:width="2cm" svg:height="1.2cm" svg:x="9.001cm" svg:y="15.408cm">
          <text:p text:style-name="P34"><text:span text:style-name="T21">100</text:span></text:p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0.8cm" svg:height="1.2cm" svg:x="14.601cm" svg:y="15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5" draw:layer="layout" svg:width="4cm" svg:height="1.2cm" svg:x="16.201cm" svg:y="15.408cm">
          <text:p text:style-name="P34"><text:span text:style-name="T21">42,FO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2cm" svg:height="1.2cm" svg:x="1.206cm" svg:y="15.409cm">
          <text:p text:style-name="P34"><text:span text:style-name="T21">(0,1)</text:span></text:p>
          <draw:enhanced-geometry svg:viewBox="0 0 21600 21600" draw:type="rectangle" draw:enhanced-path="M 0 0 L 21600 0 21600 21600 0 21600 0 0 Z N"/>
        </draw:custom-shape>
        <draw:connector draw:style-name="gr38" draw:text-style-name="P37" draw:layer="layout" draw:type="curve" svg:x1="7.306cm" svg:y1="16.009cm" svg:x2="9.001cm" svg:y2="16.008cm" draw:start-shape="id1" draw:start-glue-point="1" draw:end-shape="id2" draw:end-glue-point="3" svg:d="M7306 16009c1272 0 425-1 1695-1" svg:viewBox="0 0 1696 2">
          <text:p/>
        </draw:connector>
        <draw:custom-shape draw:style-name="gr39" draw:text-style-name="P35" draw:layer="layout" svg:width="3cm" svg:height="1.2cm" svg:x="4.311cm" svg:y="14.209cm">
          <text:p text:style-name="P34"><text:span text:style-name="T21">стату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xml:id="id1" draw:id="id1" draw:layer="layout" svg:width="3cm" svg:height="1.2cm" svg:x="4.306cm" svg:y="15.409cm">
          <text:p text:style-name="P34"><text:span text:style-name="T21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2cm" svg:height="1.2cm" svg:x="11.001cm" svg:y="15.408cm">
          <text:p text:style-name="P34"><text:span text:style-name="T21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0.8cm" svg:height="1.2cm" svg:x="15.401cm" svg:y="15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9" draw:layer="layout" svg:width="2.375cm" svg:height="1.8cm" svg:x="12.61cm" svg:y="15.142cm">
          <text:p/>
          <draw:enhanced-geometry svg:viewBox="0 0 21600 21600" draw:path-stretchpoint-x="10800" draw:path-stretchpoint-y="10800" draw:text-areas="?f3 ?f4 ?f5 ?f6" draw:type="round-rectangle" draw:modifiers="4473.514714047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0" draw:layer="layout" svg:width="0.8cm" svg:height="1.2cm" svg:x="13.001cm" svg:y="15.408cm">
          <text:p text:style-name="P34"><text:span text:style-name="T2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2" draw:layer="layout" svg:width="0.8cm" svg:height="1.2cm" svg:x="13.801cm" svg:y="15.408cm">
          <text:p text:style-name="P41"><text:span text:style-name="T2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2.295cm" svg:height="1.377cm" svg:x="11.156cm" svg:y="17.757cm">
          <text:p text:style-name="P19"><text:span text:style-name="T14">признак</text:span></text:p>
          <text:p text:style-name="P19"><text:span text:style-name="T14">заморозки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4488.1533101045 -7429.898403483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6" draw:text-style-name="P16" draw:layer="layout" svg:width="0.34cm" svg:height="1.53cm" draw:transform="rotate (-1.5707963267949) translate (14.545cm 16.902cm)">
          <text:p/>
          <draw:enhanced-geometry svg:viewBox="0 0 21600 21600" draw:mirror-vertical="fals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20" draw:layer="layout" svg:width="2.608cm" svg:height="1.778cm" svg:x="6.604cm" svg:y="12.346cm">
          <text:p text:style-name="P19"><text:span text:style-name="T14">на номер</text:span></text:p>
          <text:p text:style-name="P19"><text:span text:style-name="T14">больше не</text:span></text:p>
          <text:p text:style-name="P19"><text:span text:style-name="T14">смотрим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2593.4840935224 36995.61551433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43" draw:layer="layout" svg:width="2cm" svg:height="1.2cm" svg:x="11.01cm" svg:y="14.208cm">
          <text:p text:style-name="P34"><text:span text:style-name="T21">xmax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2cm" svg:height="1.2cm" svg:x="9.01cm" svg:y="14.208cm">
          <text:p text:style-name="P34"><text:span text:style-name="T21">xmin</text:span></text:p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Еще одна задача процесса очистки</text:span></text:p>
                <text:list>
                  <text:list-item>
                    <text:p><text:span text:style-name="T12">если вовремя не заморозить версии строк, они окажутся в будущем</text:span><text:span text:style-name="T12"><text:line-break/></text:span><text:span text:style-name="T12">и сервер остановится для предотвращения ошибк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23" draw:layer="layout" svg:width="16.799cm" svg:height="14.321cm" svg:x="2.1cm" svg:y="14.107cm" presentation:class="notes" presentation:user-transformed="true">
            <draw:text-box>
              <text:p text:style-name="P22"><text:span text:style-name="T6">Для того чтобы пометить версию строки как замороженную, для транзакции xmin выставляются одновременно оба бита-подсказки — бит фиксации и бит отмены.</text:span></text:p>
              <text:p text:style-name="P22"><text:span text:style-name="T6">Заметим, что транзакцию xmax замораживать не нужно. Ее наличие означает, что данная версия строки больше не актуальна. После того, как она перестанет быть видимой в снимках данных, такая версия строки будет очищена.</text:span></text:p>
              <text:p text:style-name="P22"><text:span text:style-name="T6">Многие источники (включая документацию) упоминают специальный номер FrozenTransactionId = 2, который записывается на место xmin</text:span><text:span text:style-name="T6"><text:line-break/></text:span><text:span text:style-name="T6">в замороженных версиях. Такая система действовала до версии 9.4,</text:span><text:span text:style-name="T6"><text:line-break/></text:span><text:span text:style-name="T6">но сейчас заменена на биты-подсказки — это позволяет сохранить</text:span><text:span text:style-name="T6"><text:line-break/></text:span><text:span text:style-name="T6">в версии строки исходный номер транзакции, что удобно для целей поддержки и отладки. Однако транзакции с номером 2 еще могут встретиться в старых системах, даже обновленных до последних версий.</text:span></text:p>
              <text:p text:style-name="P22"><text:span text:style-name="T6"/></text:p>
              <text:p text:style-name="P22"><text:span text:style-name="T6">Важно, чтобы версии строк замораживались вовремя. Если возникнет ситуация, при которой еще не замороженный номер транзакции рискует попасть в будущее, PostgreSQL аварийно остановится. Это возможно</text:span><text:span text:style-name="T6"><text:line-break/></text:span><text:span text:style-name="T6">в двух случаях: либо транзакция не завершена и, следовательно, не может быть заморожена, либо не сработала очистка.</text:span></text:p>
              <text:p text:style-name="P22"><text:span text:style-name="T6">При запуске сервера транзакция будет автоматически отменена; дальше администратор должен вручную выполнить очистку, и после этого система сможет продолжить работу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4">vacuum_freeze_min_age</text:span></text:p>
              </text:list-item>
              <text:list-item>
                <text:p text:style-name="P44"><text:span text:style-name="T12">минимальный возраст,</text:span><text:span text:style-name="T12"><text:line-break/></text:span><text:span text:style-name="T12">с которого начинается заморозка</text:span></text:p>
              </text:list-item>
              <text:list-item>
                <text:p><text:span text:style-name="T24"/></text:p>
              </text:list-item>
            </text:list>
          </draw:text-box>
        </draw:frame>
        <draw:custom-shape draw:style-name="gr49" draw:text-style-name="P29" draw:layer="layout" svg:width="14cm" svg:height="14cm" svg:x="19.9cm" svg:y="4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Настройка</text:span></text:p>
          </draw:text-box>
        </draw:frame>
        <draw:custom-shape draw:style-name="gr11" draw:text-style-name="P24" draw:layer="layout" svg:width="10cm" svg:height="10cm" draw:transform="rotate (1.5707963267949) translate (21.895cm 16.077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25" draw:layer="layout" svg:width="10cm" svg:height="10cm" draw:transform="rotate (-1.5707963267949) translate (31.896cm 6.076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6" draw:layer="layout" svg:width="10cm" svg:height="10cm" draw:transform="rotate (1.5707963267949) translate (21.895cm 16.0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6" draw:layer="layout" svg:width="0.2cm" svg:height="0.2cm" draw:transform="rotate (1.5707963267949) translate (26.795cm 11.1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8" draw:layer="layout" svg:width="9cm" svg:height="9cm" svg:x="22.388cm" svg:y="6.594cm">
          <text:p text:style-name="P27"><text:span text:style-name="T16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16" draw:text-style-name="P28" draw:layer="layout" svg:width="8.8cm" svg:height="8.8cm" draw:transform="rotate (-3.14159265358979) translate (31.345cm 15.427cm)">
          <text:p text:style-name="P27"><text:span text:style-name="T16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50" draw:text-style-name="P29" draw:layer="layout" svg:width="1cm" svg:height="1cm" svg:x="24.995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6" draw:layer="layout" svg:x1="26.894cm" svg:y1="11.054cm" svg:x2="23.145cm" svg:y2="5.076cm">
          <text:p/>
        </draw:line>
        <draw:custom-shape draw:style-name="gr50" draw:text-style-name="P29" draw:layer="layout" svg:width="1cm" svg:height="1cm" svg:x="21.796cm" svg:y="1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29" draw:layer="layout" svg:width="1cm" svg:height="1cm" svg:x="21.903cm" svg:y="8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8" draw:text-style-name="P30" draw:layer="layout" svg:width="0.893cm" svg:height="0.999cm" svg:x="21.952cm" svg:y="8.404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  <text:p/>
          </draw:path>
        </draw:g>
        <draw:line draw:style-name="gr7" draw:text-style-name="P16" draw:layer="layout" svg:x1="26.9cm" svg:y1="18.08cm" svg:x2="26.9cm" svg:y2="4.08cm">
          <text:p/>
        </draw:line>
        <draw:frame draw:style-name="gr52" draw:text-style-name="P45" draw:layer="layout" svg:width="6.065cm" svg:height="0.806cm" svg:x="17.288cm" svg:y="4.262cm">
          <draw:text-box>
            <text:p><text:span text:style-name="T25">vacuum_freeze_min_age</text:span></text:p>
          </draw:text-box>
        </draw:frame>
        <draw:g>
          <draw:custom-shape draw:style-name="gr19" draw:text-style-name="P26" draw:layer="layout" svg:width="0.508cm" svg:height="0.508cm" svg:x="26.651cm" svg:y="10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0" draw:text-style-name="P26" draw:layer="layout" svg:width="0.299cm" svg:height="1.025cm" svg:x="26.755cm" svg:y="6.78cm" svg:viewBox="0 0 300 1026" svg:d="M150 1025c-337-128 0-256 0-1025v513zM150 1026v-513-512c0 769 337 897 0 1025z">
            <text:p/>
          </draw:path>
          <draw:custom-shape draw:style-name="gr21" draw:text-style-name="P26" draw:layer="layout" svg:width="0.15cm" svg:height="4.542cm" svg:x="26.83cm" svg:y="6.3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23" draw:layer="layout" svg:width="16.799cm" svg:height="14.876cm" svg:x="2.1cm" svg:y="14.107cm" presentation:class="notes" presentation:user-transformed="true">
            <draw:text-box>
              <text:p text:style-name="P22"><text:span text:style-name="T6">Заморозкой управляют четыре основных параметра.</text:span></text:p>
              <text:p text:style-name="P22"><text:span text:style-name="T26">Параметр </text:span><text:span text:style-name="T27">vacuum_freeze_min_age</text:span><text:span text:style-name="T6"> определяет минимальный возраст транзакции xmin, с которого начинается заморозка.</text:span></text:p>
              <text:p text:style-name="P22"><text:span text:style-name="T6">Чем меньше это значение, тем больше может быть накладных расходов. Если строка «горячая» и активно меняется, заморозка ее версий будет пропадать без пользы: уже замороженные версии будут вычищаться, а новые версии придется снова замораживать.</text:span></text:p>
              <text:p text:style-name="P22"><text:span text:style-name="T6">Поэтому более молодые версии строк замораживаются только в тех случаях, когда это точно не добавляет работы, например, если в странице уже требуется заморозка других (более старых) строк или при полной очистке таблицы.</text:span></text:p>
              <text:p text:style-name="P22"><text:span text:style-name="T6">Заметим, что очистка просматривает только страницы, не отмеченные</text:span><text:span text:style-name="T6"><text:line-break/></text:span><text:span text:style-name="T6">в карте видимости. Если на странице остались только актуальные версии, то очистка не придет в такую страницу и не заморозит их.</text:span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4" draw:text-style-name="P10" draw:layer="layout" svg:width="25.6cm" svg:height="14.504cm" svg:x="1.3cm" svg:y="4.8cm" presentation:class="outline" presentation:user-transformed="true">
          <draw:text-box>
            <text:list text:style-name="L3">
              <text:list-item>
                <text:p text:style-name="P9"><text:span text:style-name="T24">vacuum_freeze_table_age</text:span></text:p>
              </text:list-item>
              <text:list-item>
                <text:p text:style-name="P12"><text:span text:style-name="T28">при достижении такого возраста</text:span><text:span text:style-name="T28"><text:line-break/></text:span><text:span text:style-name="T28">замораживаются версии строк на всех страницах</text:span><text:span text:style-name="T28"><text:line-break/></text:span><text:span text:style-name="T28">(</text:span><text:span text:style-name="T12">«агрессивная» заморозка)</text:span></text:p>
              </text:list-item>
              <text:list-item>
                <text:p><text:span text:style-name="T12">для ускорения используется карта заморозки</text:span></text:p>
              </text:list-item>
              <text:list-item>
                <text:p text:style-name="P9"><text:span text:style-name="T24"/></text:p>
              </text:list-item>
            </text:list>
          </draw:text-box>
        </draw:frame>
        <draw:custom-shape draw:style-name="gr49" draw:text-style-name="P29" draw:layer="layout" svg:width="14cm" svg:height="14cm" svg:x="19.9cm" svg:y="4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Настройка</text:span></text:p>
          </draw:text-box>
        </draw:frame>
        <draw:custom-shape draw:style-name="gr11" draw:text-style-name="P24" draw:layer="layout" svg:width="10cm" svg:height="10cm" draw:transform="rotate (1.5707963267949) translate (21.895cm 16.077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25" draw:layer="layout" svg:width="10cm" svg:height="10cm" draw:transform="rotate (-1.5707963267949) translate (31.896cm 6.076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6" draw:layer="layout" svg:width="10cm" svg:height="10cm" draw:transform="rotate (1.5707963267949) translate (21.895cm 16.0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6" draw:layer="layout" svg:width="0.2cm" svg:height="0.2cm" draw:transform="rotate (1.5707963267949) translate (26.795cm 11.1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8" draw:layer="layout" svg:width="9cm" svg:height="9cm" svg:x="22.388cm" svg:y="6.594cm">
          <text:p text:style-name="P27"><text:span text:style-name="T16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16" draw:text-style-name="P28" draw:layer="layout" svg:width="8.8cm" svg:height="8.8cm" draw:transform="rotate (-3.14159265358979) translate (31.345cm 15.427cm)">
          <text:p text:style-name="P27"><text:span text:style-name="T16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50" draw:text-style-name="P29" draw:layer="layout" svg:width="1cm" svg:height="1cm" svg:x="24.995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29" draw:layer="layout" svg:width="1cm" svg:height="1cm" svg:x="23.502cm" svg:y="14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8" draw:text-style-name="P30" draw:layer="layout" svg:width="0.893cm" svg:height="0.999cm" svg:x="23.551cm" svg:y="14.602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  <text:p/>
          </draw:path>
        </draw:g>
        <draw:line draw:style-name="gr51" draw:text-style-name="P16" draw:layer="layout" svg:x1="26.894cm" svg:y1="11.054cm" svg:x2="23.145cm" svg:y2="5.076cm">
          <text:p/>
        </draw:line>
        <draw:line draw:style-name="gr51" draw:text-style-name="P16" draw:layer="layout" svg:x1="26.896cm" svg:y1="11.103cm" svg:x2="21.229cm" svg:y2="15.277cm">
          <text:p/>
        </draw:line>
        <draw:custom-shape draw:style-name="gr50" draw:text-style-name="P29" draw:layer="layout" svg:width="1cm" svg:height="1cm" svg:x="21.796cm" svg:y="1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29" draw:layer="layout" svg:width="1cm" svg:height="1cm" svg:x="21.903cm" svg:y="8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8" draw:text-style-name="P30" draw:layer="layout" svg:width="0.893cm" svg:height="0.999cm" svg:x="21.952cm" svg:y="8.404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  <text:p/>
          </draw:path>
        </draw:g>
        <draw:line draw:style-name="gr7" draw:text-style-name="P16" draw:layer="layout" svg:x1="26.9cm" svg:y1="18.08cm" svg:x2="26.9cm" svg:y2="4.08cm">
          <text:p/>
        </draw:line>
        <draw:frame draw:style-name="gr52" draw:text-style-name="P45" draw:layer="layout" svg:width="6.065cm" svg:height="0.806cm" svg:x="17.288cm" svg:y="4.262cm">
          <draw:text-box>
            <text:p><text:span text:style-name="T25">vacuum_freeze_min_age</text:span></text:p>
          </draw:text-box>
        </draw:frame>
        <draw:frame draw:style-name="gr53" draw:text-style-name="P45" draw:layer="layout" svg:width="6.344cm" svg:height="0.806cm" svg:x="15.089cm" svg:y="15.262cm">
          <draw:text-box>
            <text:p><text:span text:style-name="T25">vacuum_freeze_table_age</text:span></text:p>
          </draw:text-box>
        </draw:frame>
        <draw:g>
          <draw:custom-shape draw:style-name="gr19" draw:text-style-name="P26" draw:layer="layout" svg:width="0.508cm" svg:height="0.508cm" svg:x="26.651cm" svg:y="10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0" draw:text-style-name="P26" draw:layer="layout" svg:width="0.299cm" svg:height="1.025cm" svg:x="26.755cm" svg:y="6.78cm" svg:viewBox="0 0 300 1026" svg:d="M150 1025c-337-128 0-256 0-1025v513zM150 1026v-513-512c0 769 337 897 0 1025z">
            <text:p/>
          </draw:path>
          <draw:custom-shape draw:style-name="gr21" draw:text-style-name="P26" draw:layer="layout" svg:width="0.15cm" svg:height="4.542cm" svg:x="26.83cm" svg:y="6.3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23" draw:layer="layout" svg:width="16.799cm" svg:height="14.876cm" svg:x="2.1cm" svg:y="14.107cm" presentation:class="notes" presentation:user-transformed="true">
            <draw:text-box>
              <text:p text:style-name="P22"><text:span text:style-name="T26">Параметр </text:span><text:span text:style-name="T27">vacuum_freeze_table_age</text:span><text:span text:style-name="T6"> определяет возраст транзакции, при котором пора выполнять заморозку версий строк на всех страницах таблицы. Такая заморозка называется «агрессивной».</text:span></text:p>
              <text:p text:style-name="P22"><text:span text:style-name="T6">Каждая таблица хранит номер транзакции (pg_class.relfrozenxid), для которого известно, что в версиях строк не осталось более старых незамороженных номеров транзакций. Возраст этой транзакции и сравнивается со значением параметра.</text:span></text:p>
              <text:p text:style-name="P22"><text:span text:style-name="T29">Чтобы не просматривать всю таблицу целиком, вместе с картой видимости ведется </text:span><text:span text:style-name="T30">карта заморозки.</text:span><text:span text:style-name="T31"> В ней отмечены страницы,</text:span><text:span text:style-name="T31"><text:line-break/></text:span><text:span text:style-name="T31">в которых заморожены все версии строк. Такие страницы </text:span><text:span text:style-name="T6">при заморозке можно пропускать.</text:span></text:p>
              <text:p text:style-name="P22"><text:span text:style-name="T31">Даже в агрессивном режиме все версии строк с транзакциями младше </text:span><text:span text:style-name="T30">vacuum_freeze_min_age </text:span><text:span text:style-name="T31">не замораживаются, поэтому после заморозки новый возраст транзакции relfrozenxid будет равен не нулю,</text:span><text:span text:style-name="T31"><text:line-break/></text:span><text:span text:style-name="T31">а </text:span><text:span text:style-name="T30">vacuum_freeze_min_age. </text:span><text:span text:style-name="T6">Таким образом, заморозка всех страниц выполняется раз в (</text:span><text:span text:style-name="T17">vacuum_freeze_table_age</text:span><text:span text:style-name="T6"> </text:span><text:span text:style-name="T7">−</text:span><text:span text:style-name="T6"> </text:span><text:span text:style-name="T17">vacuum_freeze_min_age</text:span><text:span text:style-name="T6">) транзакций.</text:span></text:p>
              <text:p text:style-name="P22"><text:span text:style-name="T31">Мы уже говорили, что слишком маленькое значение параметра</text:span><text:span text:style-name="T6"> </text:span><text:span text:style-name="T17">vacuum_freeze_min_age</text:span><text:span text:style-name="T32"> увеличивает накладные расходы на очистку.</text:span><text:span text:style-name="T32"><text:line-break/></text:span><text:span text:style-name="T32">Но при </text:span><text:span text:style-name="T6">больших значениях</text:span><text:span text:style-name="T32"> агрессивная заморозка будет выполняться слишком часто, что тоже плохо. Установка этого параметра требует компромисса.</text:span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4">autovacuum_freeze_max_age</text:span></text:p>
              </text:list-item>
              <text:list-item>
                <text:p text:style-name="P12"><text:span text:style-name="T12">при достижении такого возраста</text:span><text:span text:style-name="T12"><text:line-break/></text:span><text:span text:style-name="T12">заморозка запускается принудительно</text:span></text:p>
              </text:list-item>
              <text:list-item>
                <text:p text:style-name="P46"><text:span text:style-name="T12">определяет размер CLOG</text:span></text:p>
              </text:list-item>
              <text:list-item>
                <text:p><text:span text:style-name="T33">VACUUM (index_cleanup off)</text:span></text:p>
              </text:list-item>
            </text:list>
          </draw:text-box>
        </draw:frame>
        <draw:custom-shape draw:style-name="gr49" draw:text-style-name="P29" draw:layer="layout" svg:width="14cm" svg:height="14cm" svg:x="19.9cm" svg:y="4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Настройка</text:span></text:p>
          </draw:text-box>
        </draw:frame>
        <draw:custom-shape draw:style-name="gr11" draw:text-style-name="P24" draw:layer="layout" svg:width="10cm" svg:height="10cm" draw:transform="rotate (1.5707963267949) translate (21.895cm 16.077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25" draw:layer="layout" svg:width="10cm" svg:height="10cm" draw:transform="rotate (-1.5707963267949) translate (31.896cm 6.076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47" draw:layer="layout" svg:width="10cm" svg:height="10cm" svg:x="21.9cm" svg:y="6.08cm">
          <text:p/>
          <draw:enhanced-geometry draw:mirror-vertical="true" draw:glue-point-type="segments" draw:type="mso-spt100" draw:modifiers="-89.9942721404257 -105.00623071818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6" draw:layer="layout" svg:width="10cm" svg:height="10cm" draw:transform="rotate (1.5707963267949) translate (21.895cm 16.0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6" draw:layer="layout" svg:width="0.2cm" svg:height="0.2cm" draw:transform="rotate (1.5707963267949) translate (26.795cm 11.1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8" draw:layer="layout" svg:width="9cm" svg:height="9cm" svg:x="22.388cm" svg:y="6.594cm">
          <text:p text:style-name="P27"><text:span text:style-name="T16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16" draw:text-style-name="P28" draw:layer="layout" svg:width="8.8cm" svg:height="8.8cm" draw:transform="rotate (-3.14159265358979) translate (31.345cm 15.427cm)">
          <text:p text:style-name="P27"><text:span text:style-name="T16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50" draw:text-style-name="P29" draw:layer="layout" svg:width="1cm" svg:height="1cm" svg:x="24.995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29" draw:layer="layout" svg:width="1cm" svg:height="1cm" svg:x="23.502cm" svg:y="14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8" draw:text-style-name="P30" draw:layer="layout" svg:width="0.893cm" svg:height="0.999cm" svg:x="23.551cm" svg:y="14.602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  <text:p/>
          </draw:path>
        </draw:g>
        <draw:line draw:style-name="gr51" draw:text-style-name="P16" draw:layer="layout" svg:x1="26.894cm" svg:y1="11.054cm" svg:x2="23.145cm" svg:y2="5.076cm">
          <text:p/>
        </draw:line>
        <draw:line draw:style-name="gr51" draw:text-style-name="P16" draw:layer="layout" svg:x1="26.895cm" svg:y1="11.104cm" svg:x2="25.084cm" svg:y2="17.875cm">
          <text:p/>
        </draw:line>
        <draw:line draw:style-name="gr51" draw:text-style-name="P16" draw:layer="layout" svg:x1="26.896cm" svg:y1="11.103cm" svg:x2="21.229cm" svg:y2="15.277cm">
          <text:p/>
        </draw:line>
        <draw:custom-shape draw:style-name="gr50" draw:text-style-name="P29" draw:layer="layout" svg:width="1cm" svg:height="1cm" svg:x="21.796cm" svg:y="1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29" draw:layer="layout" svg:width="1cm" svg:height="1cm" svg:x="21.903cm" svg:y="8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8" draw:text-style-name="P30" draw:layer="layout" svg:width="0.893cm" svg:height="0.999cm" svg:x="21.952cm" svg:y="8.404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  <text:p/>
          </draw:path>
        </draw:g>
        <draw:line draw:style-name="gr7" draw:text-style-name="P16" draw:layer="layout" svg:x1="26.9cm" svg:y1="18.08cm" svg:x2="26.9cm" svg:y2="4.08cm">
          <text:p/>
        </draw:line>
        <draw:frame draw:style-name="gr52" draw:text-style-name="P45" draw:layer="layout" svg:width="6.065cm" svg:height="0.806cm" svg:x="17.288cm" svg:y="4.262cm">
          <draw:text-box>
            <text:p><text:span text:style-name="T25">vacuum_freeze_min_age</text:span></text:p>
          </draw:text-box>
        </draw:frame>
        <draw:frame draw:style-name="gr53" draw:text-style-name="P45" draw:layer="layout" svg:width="6.344cm" svg:height="0.806cm" svg:x="15.089cm" svg:y="15.262cm">
          <draw:text-box>
            <text:p><text:span text:style-name="T25">vacuum_freeze_table_age</text:span></text:p>
          </draw:text-box>
        </draw:frame>
        <draw:frame draw:style-name="gr55" draw:text-style-name="P45" draw:layer="layout" svg:width="7.17cm" svg:height="0.806cm" svg:x="18.189cm" svg:y="17.862cm">
          <draw:text-box>
            <text:p><text:span text:style-name="T25">autovacuum_freeze_max_age</text:span></text:p>
          </draw:text-box>
        </draw:frame>
        <draw:g>
          <draw:custom-shape draw:style-name="gr19" draw:text-style-name="P26" draw:layer="layout" svg:width="0.508cm" svg:height="0.508cm" svg:x="26.651cm" svg:y="10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0" draw:text-style-name="P26" draw:layer="layout" svg:width="0.299cm" svg:height="1.025cm" svg:x="26.755cm" svg:y="6.78cm" svg:viewBox="0 0 300 1026" svg:d="M150 1025c-337-128 0-256 0-1025v513zM150 1026v-513-512c0 769 337 897 0 1025z">
            <text:p/>
          </draw:path>
          <draw:custom-shape draw:style-name="gr21" draw:text-style-name="P26" draw:layer="layout" svg:width="0.15cm" svg:height="4.542cm" svg:x="26.83cm" svg:y="6.3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3" draw:layer="layout" svg:width="16.799cm" svg:height="14.876cm" svg:x="2.1cm" svg:y="14.107cm" presentation:class="notes" presentation:user-transformed="true">
            <draw:text-box>
              <text:p text:style-name="P22"><text:span text:style-name="T26">Параметр </text:span><text:span text:style-name="T27">autovacuum_freeze_max_age</text:span><text:span text:style-name="T6"> определяет возраст транзакции, при котором заморозка будет выполняться принудительно. Автоочистка для предотвращения последствий переполнения счетчика транзакций запустится, даже если она отключена параметрами.</text:span></text:p>
              <text:p text:style-name="P22"><text:span text:style-name="T6">Этот параметр также определяет размер структуры CLOG: данные</text:span><text:span text:style-name="T6"><text:line-break/></text:span><text:span text:style-name="T6">о статусе более старых транзакций точно никогда не понадобятся, поэтому часть файлов из PGDATA/pg_xact может быть удалена.</text:span></text:p>
              <text:p text:style-name="P22"><text:span text:style-name="T6">Если администратор понимает, что автоочистка не успеет заморозить версии строк до переполнения счетчика транзакций, можно воспользоваться ручной очисткой с параметром index_cleanup off.</text:span><text:span text:style-name="T6"><text:line-break/></text:span><text:span text:style-name="T6">В этом случае индексы не будут очищаться, но за счет этого версии строк в таблицах будут заморожены быстрее. </text:span></text:p>
              <text:p text:style-name="P22"><text:span text:style-name="T6"/></text:p>
            </draw:text-box>
          </draw:frame>
        </presentation:notes>
      </draw:page>
      <draw:page draw:name="page11" draw:style-name="dp1" draw:master-page-name="master" presentation:presentation-page-layout-name="AL1T1" draw:nav-order="id3 id4 id5 id6 id7 id8 id9 id10 id11 id12 id13 id14 id15 id16 id17 id18 id19 id20 id21 id22 id23 id24 id25 id26">
        <office:forms form:automatic-focus="false" form:apply-design-mode="false"/>
        <draw:frame presentation:style-name="pr4" draw:text-style-name="P10" xml:id="id3" draw:id="id3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4">vacuum_failsafe_age</text:span></text:p>
              </text:list-item>
              <text:list-item>
                <text:p text:style-name="P12"><text:span text:style-name="T12">при достижении такого возраста</text:span><text:span text:style-name="T12"><text:line-break/></text:span><text:span text:style-name="T12">очистка переходит в защитный режим работы</text:span></text:p>
              </text:list-item>
              <text:list-item>
                <text:p text:style-name="P9"><text:span text:style-name="T34"/></text:p>
                <text:p text:style-name="P46"><text:span text:style-name="T33"/></text:p>
              </text:list-item>
            </text:list>
          </draw:text-box>
        </draw:frame>
        <draw:custom-shape draw:style-name="gr49" draw:text-style-name="P29" xml:id="id4" draw:id="id4" draw:layer="layout" svg:width="14cm" svg:height="14cm" svg:x="19.9cm" svg:y="4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8" xml:id="id5" draw:id="id5" draw:layer="layout" svg:width="19.8cm" svg:height="1.741cm" svg:x="1.2cm" svg:y="0.737cm" presentation:class="title" presentation:user-transformed="true">
          <draw:text-box>
            <text:p><text:span text:style-name="T10">Настройка</text:span></text:p>
          </draw:text-box>
        </draw:frame>
        <draw:custom-shape draw:style-name="gr11" draw:text-style-name="P24" xml:id="id6" draw:id="id6" draw:layer="layout" svg:width="10cm" svg:height="10cm" draw:transform="rotate (1.5707963267949) translate (21.895cm 16.077cm)">
          <text:p/>
          <draw:enhanced-geometry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25" xml:id="id7" draw:id="id7" draw:layer="layout" svg:width="10cm" svg:height="10cm" draw:transform="rotate (-1.5707963267949) translate (31.896cm 6.076cm)">
          <text:p/>
          <draw:enhanced-geometry draw:mirror-vertical="true" draw:glue-point-type="segments" draw:type="mso-spt100" draw:modifiers="-179.996510397744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47" xml:id="id8" draw:id="id8" draw:layer="layout" svg:width="10cm" svg:height="10cm" svg:x="21.9cm" svg:y="6.08cm">
          <text:p/>
          <draw:enhanced-geometry draw:mirror-vertical="true" draw:glue-point-type="segments" draw:type="mso-spt100" draw:modifiers="-89.9942721404257 -105.00623071818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6" xml:id="id9" draw:id="id9" draw:layer="layout" svg:width="10cm" svg:height="10cm" draw:transform="rotate (1.5707963267949) translate (21.895cm 16.0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6" xml:id="id10" draw:id="id10" draw:layer="layout" svg:width="0.2cm" svg:height="0.2cm" draw:transform="rotate (1.5707963267949) translate (26.795cm 11.1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8" xml:id="id11" draw:id="id11" draw:layer="layout" svg:width="9cm" svg:height="9cm" svg:x="22.388cm" svg:y="6.594cm">
          <text:p text:style-name="P27"><text:span text:style-name="T16">будущее</text:span></text:p>
          <draw:enhanced-geometry svg:viewBox="0 0 21600 21600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7780893537108 9661.83807333288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16" draw:text-style-name="P28" xml:id="id12" draw:id="id12" draw:layer="layout" svg:width="8.8cm" svg:height="8.8cm" draw:transform="rotate (-3.14159265358979) translate (31.345cm 15.427cm)">
          <text:p text:style-name="P27"><text:span text:style-name="T16">прошлое</text:span></text:p>
          <draw:enhanced-geometry svg:viewBox="0 0 21600 21600" draw:mirror-vertical="false" draw:mirror-horizontal="false" draw:extrusion="false" draw:extrusion-rotation-angle="35 -5" dr3d:projection="parallel" draw:extrusion-first-light-direction="(50000 -50000 10000)" draw:extrusion-second-light-direction="(-50000 0 10000)" dr3d:shade-mode="flat" draw:extrusion-metal="true" draw:extrusion-diffusion="122%" draw:extrusion-viewpoint="(0cm 0cm 25cm)" draw:extrusion-origin="0 0" draw:extrusion-skew="0 0" draw:extrusion-depth="0cm 0" draw:extrusion-color="true" draw:extrusion-specularity="100%" draw:glue-point-type="segments" draw:glue-points="10800 0 3160 3160 0 10800 3160 18440 10800 21600 18440 18440 21600 10800 18440 3160 ?f0 ?f0" draw:text-areas="3200 3200 18400 18400" draw:text-path="true" draw:text-path-mode="shape" draw:text-path-scale="path" draw:text-path-same-letter-heights="false" draw:type="fontwork-arch-right-pour" draw:modifiers="-12.6631460327959 9824.71368786617" draw:enhanced-path="V 0 0 21600 21600 ?f2 ?f3 ?f2 ?f4 N V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handle draw:handle-position="$1 $0" draw:handle-polar="10800 10800" draw:handle-radius-range-minimum="0" draw:handle-radius-range-maximum="10500"/>
          </draw:enhanced-geometry>
        </draw:custom-shape>
        <draw:custom-shape draw:style-name="gr50" draw:text-style-name="P29" xml:id="id13" draw:id="id13" draw:layer="layout" svg:width="1cm" svg:height="1cm" svg:x="24.995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" draw:id="id14">
          <draw:custom-shape draw:style-name="gr27" draw:text-style-name="P29" draw:layer="layout" svg:width="1cm" svg:height="1cm" svg:x="23.502cm" svg:y="14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8" draw:text-style-name="P30" draw:layer="layout" svg:width="0.893cm" svg:height="0.999cm" svg:x="23.551cm" svg:y="14.602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  <text:p/>
          </draw:path>
        </draw:g>
        <draw:line draw:style-name="gr51" draw:text-style-name="P16" xml:id="id15" draw:id="id15" draw:layer="layout" svg:x1="26.894cm" svg:y1="11.054cm" svg:x2="23.145cm" svg:y2="5.076cm">
          <text:p/>
        </draw:line>
        <draw:line draw:style-name="gr51" draw:text-style-name="P16" xml:id="id16" draw:id="id16" draw:layer="layout" svg:x1="26.895cm" svg:y1="11.104cm" svg:x2="25.084cm" svg:y2="17.875cm">
          <text:p/>
        </draw:line>
        <draw:line draw:style-name="gr51" draw:text-style-name="P16" xml:id="id17" draw:id="id17" draw:layer="layout" svg:x1="26.896cm" svg:y1="11.103cm" svg:x2="21.229cm" svg:y2="15.277cm">
          <text:p/>
        </draw:line>
        <draw:custom-shape draw:style-name="gr50" draw:text-style-name="P29" xml:id="id18" draw:id="id18" draw:layer="layout" svg:width="1cm" svg:height="1cm" svg:x="21.796cm" svg:y="1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9" draw:id="id19">
          <draw:custom-shape draw:style-name="gr27" draw:text-style-name="P29" draw:layer="layout" svg:width="1cm" svg:height="1cm" svg:x="21.903cm" svg:y="8.4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8" draw:text-style-name="P30" draw:layer="layout" svg:width="0.893cm" svg:height="0.999cm" svg:x="21.952cm" svg:y="8.404cm" svg:viewBox="0 0 894 1000" svg:d="M497 500c68-39 136-78 204-118 53 27 107 54 160 80 10-12 19-25 29-38-47-23-94-46-141-69 48-27 97-55 145-82-8-15-17-31-26-46-48 28-96 57-144 86 4-53 7-105 10-157-16 1-32 3-48 5-3 60-6 120-10 179-68 39-136 79-203 118 0-79 0-157 0-236 49-33 99-66 149-98-6-15-12-30-19-44-43 29-87 57-130 86 1-56 1-111 2-166-18 0-36 0-55 0 1 55 2 110 3 166-44-29-87-57-131-86-6 14-12 29-19 44 50 32 100 65 150 98 0 79 0 157 0 236-68-39-136-79-203-118-4-59-7-119-11-179-16-2-32-4-48-5 4 52 7 104 11 157-48-29-96-58-144-86-10 15-19 31-28 46 49 27 98 55 147 82-47 23-94 46-141 69 10 13 19 26 29 38 53-26 107-53 160-80 68 40 136 79 203 118-67 39-135 78-203 118-53-27-107-54-160-80-10 12-19 25-29 38 47 23 94 46 141 69-49 27-98 55-147 82 9 15 18 31 28 46 48-28 96-56 144-84-4 52-7 104-11 155 16-1 32-3 48-5 4-60 7-120 11-179 67-39 135-79 203-118 0 79 0 157 0 236-50 33-100 66-150 98 7 15 13 30 19 44 44-29 87-57 131-86-1 56-2 111-3 166 19 0 37 0 55 0-1-55-1-110-2-166 43 29 87 57 130 86 7-14 13-29 19-44-50-32-100-65-149-98 0-79 0-157 0-236 67 39 135 79 203 118 4 59 7 119 10 179 16 2 32 4 48 5-3-51-6-103-10-155 48 28 96 56 144 84 9-15 18-31 26-46-48-27-97-55-145-82 47-23 94-46 141-69-10-13-19-26-29-38-53 26-107 53-160 80-68-40-136-79-204-118z">
            <text:p/>
          </draw:path>
        </draw:g>
        <draw:line draw:style-name="gr7" draw:text-style-name="P16" xml:id="id20" draw:id="id20" draw:layer="layout" svg:x1="26.9cm" svg:y1="18.08cm" svg:x2="26.9cm" svg:y2="4.08cm">
          <text:p/>
        </draw:line>
        <draw:frame draw:style-name="gr52" draw:text-style-name="P45" xml:id="id21" draw:id="id21" draw:layer="layout" svg:width="6.065cm" svg:height="0.806cm" svg:x="17.288cm" svg:y="4.262cm">
          <draw:text-box>
            <text:p><text:span text:style-name="T25">vacuum_freeze_min_age</text:span></text:p>
          </draw:text-box>
        </draw:frame>
        <draw:frame draw:style-name="gr53" draw:text-style-name="P45" xml:id="id22" draw:id="id22" draw:layer="layout" svg:width="6.344cm" svg:height="0.806cm" svg:x="15.089cm" svg:y="15.262cm">
          <draw:text-box>
            <text:p><text:span text:style-name="T25">vacuum_freeze_table_age</text:span></text:p>
          </draw:text-box>
        </draw:frame>
        <draw:frame draw:style-name="gr55" draw:text-style-name="P45" xml:id="id23" draw:id="id23" draw:layer="layout" svg:width="7.17cm" svg:height="0.806cm" svg:x="17.526cm" svg:y="17.056cm">
          <draw:text-box>
            <text:p><text:span text:style-name="T25">autovacuum_freeze_max_age</text:span></text:p>
          </draw:text-box>
        </draw:frame>
        <draw:line draw:style-name="gr51" draw:text-style-name="P16" xml:id="id24" draw:id="id24" draw:layer="layout" svg:x1="26.894cm" svg:y1="11.054cm" svg:x2="26.416cm" svg:y2="18.08cm">
          <text:p/>
        </draw:line>
        <draw:frame draw:style-name="gr56" draw:text-style-name="P45" xml:id="id25" draw:id="id25" draw:layer="layout" svg:width="5.188cm" svg:height="0.806cm" svg:x="20.574cm" svg:y="18.244cm">
          <draw:text-box>
            <text:p><text:span text:style-name="T25">vacuum_failsafe_age</text:span></text:p>
          </draw:text-box>
        </draw:frame>
        <draw:g xml:id="id26" draw:id="id26">
          <draw:custom-shape draw:style-name="gr19" draw:text-style-name="P26" draw:layer="layout" svg:width="0.508cm" svg:height="0.508cm" svg:x="26.651cm" svg:y="10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171.7092337917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path draw:style-name="gr20" draw:text-style-name="P26" draw:layer="layout" svg:width="0.299cm" svg:height="1.025cm" svg:x="26.755cm" svg:y="6.78cm" svg:viewBox="0 0 300 1026" svg:d="M150 1025c-337-128 0-256 0-1025v513zM150 1026v-513-512c0 769 337 897 0 1025z">
            <text:p/>
          </draw:path>
          <draw:custom-shape draw:style-name="gr21" draw:text-style-name="P26" draw:layer="layout" svg:width="0.15cm" svg:height="4.542cm" svg:x="26.83cm" svg:y="6.39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9154.96688741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3" draw:layer="layout" svg:width="16.799cm" svg:height="14.876cm" svg:x="2.1cm" svg:y="14.107cm" presentation:class="notes" presentation:user-transformed="true">
            <draw:text-box>
              <text:p text:style-name="P22"><text:span text:style-name="T26">Параметр </text:span><text:span text:style-name="T27">vacuum_failsafe_age</text:span><text:span text:style-name="T6"> управляет включением </text:span><text:span text:style-name="T35">защитного</text:span><text:span text:style-name="T6"> режима работы очистки, который служит для ускорения заморозки номеров транзакций.</text:span></text:p>
              <text:p text:style-name="P22"><text:span text:style-name="T6">В этом режиме будут отменены регламентные задержки </text:span><text:span text:style-name="T35">autovacuum_vacuum_cost_delay</text:span><text:span text:style-name="T6"> и </text:span><text:span text:style-name="T35">vacuum_cost_delay</text:span><text:span text:style-name="T6">. Также не будут выполняться некоторые необязательные работы (например очистка индексов). Такие меры позволят очистке быстрее заморозить старые транзакции и перейти в обычный режим работы. </text:span></text:p>
              <text:p text:style-name="P22"><text:span text:style-name="T6">Защитный режим включается не только процессами автоматической очистки, но и во время запуска обычной очистки командой VACUUM. </text:span></text:p>
              <text:p text:style-name="P22"><text:span text:style-name="T31">Параметром </text:span><text:span text:style-name="T36">vacuum_failsafe_age</text:span><text:span text:style-name="T27"> </text:span><text:span text:style-name="T6">можно управлять вручную, на уровне сеанса пользователя.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Настройка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Конфигурационные параметры</text:span></text:p>
                <text:list>
                  <text:list-item>
                    <text:p text:style-name="P48"><text:span text:style-name="T37">vacuum_freeze_min_age</text:span><text:span text:style-name="T12"><text:tab/></text:span><text:span text:style-name="T12">= </text:span><text:span text:style-name="T38">0 <text:s text:c="2"/></text:span><text:span text:style-name="T12">5</text:span><text:span text:style-name="T39">0</text:span><text:span text:style-name="T12">00</text:span><text:span text:style-name="T39">0</text:span><text:span text:style-name="T12">000</text:span></text:p>
                  </text:list-item>
                  <text:list-item>
                    <text:p text:style-name="P48"><text:span text:style-name="T37">vacuum_freeze_table_age</text:span><text:span text:style-name="T12"><text:tab/></text:span><text:span text:style-name="T12">= <text:s text:c="3"/>15</text:span><text:span text:style-name="T39">0</text:span><text:span text:style-name="T12">00</text:span><text:span text:style-name="T39">0</text:span><text:span text:style-name="T12">000</text:span></text:p>
                  </text:list-item>
                  <text:list-item>
                    <text:p text:style-name="P48"><text:span text:style-name="T37">autovacuum_freeze_max_age</text:span><text:span text:style-name="T12"><text:tab/></text:span><text:span text:style-name="T12">= <text:s text:c="3"/>20</text:span><text:span text:style-name="T39">0</text:span><text:span text:style-name="T12">00</text:span><text:span text:style-name="T39">0</text:span><text:span text:style-name="T12">000</text:span></text:p>
                  </text:list-item>
                  <text:list-item>
                    <text:p text:style-name="P49"><text:span text:style-name="T37">vacuum_failsafe_age</text:span><text:span text:style-name="T12"><text:tab/></text:span><text:span text:style-name="T12">= 1 60</text:span><text:span text:style-name="T39">0</text:span><text:span text:style-name="T12">00</text:span><text:span text:style-name="T39">0</text:span><text:span text:style-name="T12">000</text:span></text:p>
                  </text:list-item>
                </text:list>
              </text:list-item>
              <text:list-item>
                <text:p text:style-name="P9"><text:span text:style-name="T11">Параметры хранения таблиц</text:span></text:p>
                <text:list>
                  <text:list-item>
                    <text:p text:style-name="P50"><text:span text:style-name="T12">autovacuum_freeze_min_age</text:span></text:p>
                  </text:list-item>
                  <text:list-item>
                    <text:p><text:span text:style-name="T12">toast.autovacuum_freeze_min_age</text:span></text:p>
                  </text:list-item>
                  <text:list-item>
                    <text:p text:style-name="P50"><text:span text:style-name="T12">autovacuum_freeze_table_age</text:span></text:p>
                  </text:list-item>
                  <text:list-item>
                    <text:p><text:span text:style-name="T12">toast.autovacuum_freeze_table_age</text:span></text:p>
                  </text:list-item>
                  <text:list-item>
                    <text:p text:style-name="P50"><text:span text:style-name="T12">autovacuum_freeze_max_age</text:span></text:p>
                  </text:list-item>
                  <text:list-item>
                    <text:p><text:span text:style-name="T12">toast.autovacuum_freeze_max_age</text:span></text:p>
                  </text:list-item>
                </text:list>
              </text:list-item>
            </text:list>
          </draw:text-box>
        </draw:frame>
        <draw:custom-shape draw:style-name="gr57" draw:text-style-name="P52" draw:layer="layout" svg:width="2.048cm" svg:height="1.4cm" svg:x="19.044cm" svg:y="7.082cm">
          <text:p text:style-name="P51"><text:span text:style-name="T40">↑</text:span><text:span text:style-name="T41">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507.17423133236 18316.05995717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8" draw:text-style-name="P16" draw:layer="layout" svg:width="0.33cm" svg:height="1.621cm" svg:x="17.713cm" svg:y="7.491cm">
          <text:p/>
          <draw:enhanced-geometry svg:viewBox="0 0 21600 21600" draw:glue-points="0 0 0 21600 21600 10800" draw:text-areas="0 ?f9 7800 ?f10" draw:type="right-brace" draw:modifiers="1800 10560.295930949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ath draw:style-name="gr59" draw:text-style-name="P53" draw:layer="layout" svg:width="0.818cm" svg:height="0.888cm" svg:x="1.203cm" svg:y="8.45cm" svg:viewBox="0 0 819 889" svg:d="M819 424c0 68-14 133-42 194-30 63-71 115-125 154l71 56-228 61 21-227 64 51c66-59 99-140 99-244 0-133-64-237-191-312l81-157c78 38 140 96 185 176 44 76 65 158 65 248zM331 732l-80 157c-78-38-140-97-185-176-44-76-66-158-66-248 0-68 14-133 43-194 30-64 71-115 124-154l-71-56 229-61-21 227-64-51c-66 59-99 140-99 244 0 133 63 237 190 312z">
          <text:p/>
        </draw:path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23" draw:layer="layout" svg:width="16.799cm" svg:height="14.476cm" svg:x="2.1cm" svg:y="14.107cm" presentation:class="notes" presentation:user-transformed="true">
            <draw:text-box>
              <text:p text:style-name="P22"><text:span text:style-name="T29">Значения по умолчанию довольно консервативны. Предел для </text:span><text:span text:style-name="T30">autovacuum_freeze_max_age</text:span><text:span text:style-name="T31"> составляет порядка 2 млрд транзакций,</text:span><text:span text:style-name="T31"><text:line-break/></text:span><text:span text:style-name="T31">а используется значение, в 10 раз меньшее. Можно увеличить значения </text:span><text:span text:style-name="T30">vacuum_freeze_table_age</text:span><text:span text:style-name="T31"> и </text:span><text:span text:style-name="T30">autovacuum_freeze_max_age</text:span><text:span text:style-name="T31"> для уменьшения накладных расходов, но важно понимать, что если по каким-то причинам (например, из-за незавершенной транзакции) автоочистка вовремя не справится с заморозкой, у администратора останется мало времени для принятия мер. </text:span><text:span text:style-name="T6">Обратите внимание, что изменение параметра </text:span><text:span text:style-name="T17">autovacuum_freeze_max_age </text:span><text:span text:style-name="T6">требует перезапуска сервера.</text:span></text:p>
              <text:p text:style-name="P22"><text:span text:style-name="T6">У</text:span><text:span text:style-name="T31">молчательное значение </text:span><text:span text:style-name="T42">vacuum_failsafe_age</text:span><text:span text:style-name="T31"> значительно больше, чем </text:span><text:span text:style-name="T30">autovacuum_freeze_max_age, </text:span><text:span text:style-name="T31">и когда до перехода на новый круг номеров транзакций останется мало времении, включение защитного режима ускорит заморозку. Хотя может быть установлено любое значение </text:span><text:span text:style-name="T42">vacuum_failsafe_age </text:span><text:span text:style-name="T31">от нуля до 2.1 миллиарда, очистка автоматически увеличит действующее значение до 105% от </text:span><text:span text:style-name="T42">autovacuum_freeze_max_age</text:span><text:span text:style-name="T31">, если заданное значение меньше. </text:span></text:p>
              <text:p text:style-name="P22"><text:span text:style-name="T6">Ряд параметров также можно устанавливать на уровне отдельных таблиц с помощью параметров хранения. Это имеет смысл делать только в особенных случаях, когда таблица действительно требует особого обхождения. Обратите внимание, что имена параметров на уровне таблиц немного отличаются от имен конфигурационных параметров.</text:span></text:p>
              <text:p text:style-name="P22"><text:span text:style-name="T6">В модуле «Блокировки» рассматриваются т. н. мультитранзакции и дополнительные параметры настройки заморозки для них.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60" draw:text-style-name="P5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43"/></text:p>
            <text:p text:style-name="P1"><text:span text:style-name="T43"/></text:p>
            <text:p text:style-name="P1"><text:span text:style-name="T43"/></text:p>
            <text:p text:style-name="P1"><text:span text:style-name="T43"><text:s text:c="11"/></text:span><text:span text:style-name="T43">$ psql</text:span></text:p>
            <text:p text:style-name="P1"><text:span text:style-name="T43"><text:s text:c="11"/></text:span><text:span text:style-name="T43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Заморозка вручную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44">VACUUM FREEZE</text:span></text:p>
                <text:list>
                  <text:list-item>
                    <text:p text:style-name="P48"><text:span text:style-name="T12">принудительная заморозка версий строк с xmin любого возраста</text:span></text:p>
                  </text:list-item>
                  <text:list-item>
                    <text:p text:style-name="P49"><text:span text:style-name="T12">тот же эффект и при VACUUM FULL, CLUSTER</text:span></text:p>
                  </text:list-item>
                </text:list>
              </text:list-item>
              <text:list-item>
                <text:p text:style-name="P9"><text:span text:style-name="T44">COPY … WITH FREEZE</text:span></text:p>
                <text:list>
                  <text:list-item>
                    <text:p text:style-name="P48"><text:span text:style-name="T12">принудительная заморозка сразу после загрузки</text:span></text:p>
                  </text:list-item>
                  <text:list-item>
                    <text:p text:style-name="P48"><text:span text:style-name="T12">таблица должна быть создана или опустошена в той же транзакции</text:span></text:p>
                  </text:list-item>
                  <text:list-item>
                    <text:p text:style-name="P55"><text:span text:style-name="T12">могут нарушиться правила изоляции транзакции</text:span></text:p>
                    <text:p text:style-name="P50"><text:span text:style-name="T1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2" draw:text-style-name="P23" draw:layer="layout" svg:width="16.799cm" svg:height="13.766cm" svg:x="2.1cm" svg:y="14.107cm" presentation:class="notes" presentation:user-transformed="true">
            <draw:text-box>
              <text:p text:style-name="P22"><text:span text:style-name="T6">Иногда бывает удобно управлять заморозкой вручную, а не дожидаться автоочистки.</text:span></text:p>
              <text:p text:style-name="P22"><text:span text:style-name="T6">Заморозку можно вызвать вручную командой VACUUM FREEZE —</text:span><text:span text:style-name="T6"><text:line-break/></text:span><text:span text:style-name="T6">при этом будут заморожены все версии строк, без оглядки на возраст транзакций (как будто параметр </text:span><text:span text:style-name="T17">vacuum_freeze_min_age</text:span><text:span text:style-name="T6"> = 0).</text:span><text:span text:style-name="T6"><text:line-break/></text:span><text:span text:style-name="T6">При перестройке таблицы командами VACUUM FULL или CLUSTER все строки также замораживаются.</text:span></text:p>
              <text:p text:style-name="P22"><text:span text:style-name="T18"><text:a xlink:href="https://postgrespro.ru/docs/postgresql/16/sql-vacuum" xlink:type="simple">https://postgrespro.ru/docs/postgresql/16/sql-vacuum</text:a></text:span></text:p>
              <text:p text:style-name="P22"><text:span text:style-name="T6">Данные можно заморозить и при начальной загрузке с помощью команды COPY, указав параметр FREEZE. Для этого таблица должна быть создана (или опустошена командой TRUNCATE) в той же транзакции, что и COPY. Поскольку для замороженных строк действуют отдельные правила видимости, такие строки будут видны в снимках данных других транзакций в нарушение обычных правил изоляции (это касается транзакций с уровнем Repeatable Read или Serializable), но обычно это не представляет проблемы. Подробнее такой случай рассматривается в практике.</text:span></text:p>
              <text:p text:style-name="P22"><text:span text:style-name="T18"><text:a xlink:href="https://postgrespro.ru/docs/postgresql/16/sql-copy" xlink:type="simple">https://postgrespro.ru/docs/postgresql/16/sql-copy</text:a></text:span></text:p>
              <text:p text:style-name="P22"><text:span text:style-name="T6">Отметим, что текущая реализация такой заморозки для таблиц с TOAST полноценно обрабатывает только основную часть таблицы, а в заголовках страниц TOAST-части и карте видимости соответствующий признак видимости всех строк не проставляется. А это означает дополнительный проход по всем страницам при последующей очистке.</text:span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5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Пространство номеров транзакций закольцовано</text:span></text:p>
              </text:list-item>
              <text:list-item>
                <text:p text:style-name="P9"><text:span text:style-name="T11">Достаточно старые версии строк замораживаются</text:span><text:span text:style-name="T11"><text:line-break/></text:span><text:span text:style-name="T11">процессом очистки</text:span></text:p>
              </text:list-item>
              <text:list-item>
                <text:p text:style-name="P9"><text:span text:style-name="T11">Для оптимизации используется карта заморозки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3" draw:text-style-name="P59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58"><text:span text:style-name="T44">Проверьте с помощью расширения pageinspect, что при использовании команды </text:span><text:span text:style-name="T45">COPY</text:span><text:span text:style-name="T44"> … </text:span><text:span text:style-name="T45">WITH FREEZE</text:span><text:span text:style-name="T44"> версии строк действительно замораживаются.</text:span></text:p>
              </text:list-item>
              <text:list-item>
                <text:p text:style-name="P58"><text:span text:style-name="T44">Убедитесь, что даже на уровне изоляции </text:span><text:span text:style-name="T45">Repeatable Read</text:span><text:span text:style-name="T44"> строки, загруженные командой </text:span><text:span text:style-name="T45">COPY</text:span><text:span text:style-name="T44"> … </text:span><text:span text:style-name="T45">WITH FREEZE</text:span><text:span text:style-name="T44">, оказываются видны в снимке данных.</text:span></text:p>
              </text:list-item>
              <text:list-item>
                <text:p text:style-name="P58"><text:span text:style-name="T44">Уменьшив значение параметра </text:span><text:span text:style-name="T46">autovacuum_freeze_max_age</text:span><text:span text:style-name="T46"><text:line-break/></text:span><text:span text:style-name="T44">и отключив автоочистку, воспроизведите ситуацию принудительного срабатывания автоочистки, выполнив соответствующее количество транзакций.</text:span><text:span text:style-name="T44"><text:line-break/></text:span><text:span text:style-name="T44">Учтите, что срабатывание произойдет не сразу, а при выполнении ручной очистки какой-нибудь таблицы</text:span><text:span text:style-name="T44"><text:line-break/></text:span><text:span text:style-name="T44">(или при перезапуске сервера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1" draw:text-style-name="P60" draw:layer="layout" svg:width="16.799cm" svg:height="13.364cm" svg:x="2.1cm" svg:y="14.107cm" presentation:class="notes" presentation:user-transformed="true">
            <draw:text-box>
              <text:p text:style-name="P22"><text:span text:style-name="T47">3. Чтобы транзакциям выделялись настоящие (не виртуальные) </text:span><text:span text:style-name="T47">номера, в транзакции нужно менять данные.</text:span></text:p>
              <text:p text:style-name="P22"><text:span text:style-name="T47">Можно организовать цикл в bash, в котором вызывать psql с командой </text:span><text:span text:style-name="T47">обновления:</text:span></text:p>
              <text:p text:style-name="P22"><text:span text:style-name="T48">psql -c 'UPDATE …'</text:span></text:p>
              <text:p text:style-name="P22"><text:span text:style-name="T47">Другой вариант – использовать для организации цикла PL/pgSQL. Для </text:span><text:span text:style-name="T47">этого можно создать процедуру, выполняющую фиксацию транзакции </text:span><text:span text:style-name="T47">или <text:s/>использовать блок с обработкой исключений. При перехвате </text:span><text:span text:style-name="T47">исключения транзакция будет откатываться к неявной точке </text:span><text:span text:style-name="T47">сохранения: фактически начнется новая вложенная транзакция (см. </text:span><text:span text:style-name="T47">тему </text:span><text:span text:style-name="T49">«Страницы и версии строк»</text:span><text:span text:style-name="T47">).</text:span></text:p>
              <text:p text:style-name="P22"><text:span text:style-name="T47">Третий вариант – использовать утилиту pgbench:</text:span></text:p>
              <text:p text:style-name="P22"><text:span text:style-name="T50"><text:a xlink:href="https://postgrespro.ru/docs/postgresql/16/pgbench" xlink:type="simple">https://postgrespro.ru/docs/postgresql/16/pgbench</text:a></text:span></text:p>
              <text:p text:style-name="P22"><text:span text:style-name="T47"/></text:p>
              <text:p text:style-name="P22"><text:span text:style-name="T4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roman" style:font-pitch="variable"/>
    <style:font-face style:name="Droid Sans Fallback2" svg:font-family="'Droid Sans Fallback'" style:font-family-generic="system" style:font-pitch="variable"/>
    <style:font-face style:name="Droid Sans Fallback3" svg:font-family="'Droid Sans Fallback'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roman" style:font-pitch="variable"/>
    <style:font-face style:name="FreeSans3" svg:font-family="FreeSans" style:font-family-generic="system" style:font-pitch="variable"/>
    <style:font-face style:name="FreeSans4" svg:font-family="FreeSan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pitch="fixed"/>
    <style:font-face style:name="Liberation Mono2" svg:font-family="'Liberation Mono'" style:font-pitch="variable"/>
    <style:font-face style:name="Liberation Mono3" svg:font-family="'Liberation Mono', 'Courier New'" style:font-family-generic="modern" style:font-pitch="variable"/>
    <style:font-face style:name="Liberation Mono4" svg:font-family="'Liberation Mono', 'Courier New'" style:font-family-generic="modern" style:font-pitch="fixed"/>
    <style:font-face style:name="Liberation Mono5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family-generic="swiss" style:font-pitch="variable"/>
    <style:font-face style:name="Liberation Sans5" svg:font-family="'Liberation Sans'" style:font-pitch="variable"/>
    <style:font-face style:name="Liberation Sans6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adornments="Regular" style:font-family-generic="roman"/>
    <style:font-face style:name="Liberation Serif6" svg:font-family="'Liberation Serif'" style:font-family-generic="roman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0deg" draw:border="0%"/>
    <draw:gradient draw:name="Gradient_20_6" draw:display-name="Gradient 6" draw:style="linear" draw:start-color="#ffe1ff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wraparound_20_line" draw:display-name="wraparound line" draw:style="linear" draw:start-color="#f0e6ff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opacity draw:name="Transparency_20_5" draw:display-name="Transparency 5" draw:style="rectangular" draw:cx="50%" draw:cy="50%" draw:start="20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4" fo:font-family="'Liberation Mono', 'Courier New'" style:font-family-generic="modern" style:font-pitch="fixed" fo:font-size="10pt" style:font-name-asian="Liberation Mono4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EE3F5005EF3E946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0H37M48S</meta:editing-duration>
    <meta:editing-cycles>190</meta:editing-cycles>
    <meta:generator>LibreOffice/7.3.7.2$Linux_X86_64 LibreOffice_project/30$Build-2</meta:generator>
    <dc:date>2025-01-13T17:28:26.468863227</dc:date>
    <meta:document-statistic meta:object-count="321"/>
    <meta:template xlink:type="simple" xlink:actuate="onRequest" xlink:title="master" xlink:href="../../../../../.config/libreoffice/4/user/template/master.otp" meta:date="2015-06-03T14:43:56.815095550"/>
  </office:meta>
</office:document-meta>
</file>